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0.6252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2.6799in"/>
    </style:style>
    <style:style style:name="co5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0.9898in"/>
    </style:style>
    <style:style style:name="co8" style:family="table-column">
      <style:table-column-properties fo:break-before="auto" style:column-width="1.5689in"/>
    </style:style>
    <style:style style:name="co9" style:family="table-column">
      <style:table-column-properties fo:break-before="auto" style:column-width="1.4937in"/>
    </style:style>
    <style:style style:name="co10" style:family="table-column">
      <style:table-column-properties fo:break-before="auto" style:column-width="1.8472in"/>
    </style:style>
    <style:style style:name="co11" style:family="table-column">
      <style:table-column-properties fo:break-before="auto" style:column-width="1.8043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 style:data-style-name="N2"/>
    <style:style style:name="ce4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data_for_bernar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3"/>
        <table:table-column table:style-name="co5" table:default-cell-style-name="ce3"/>
        <table:table-column table:style-name="co6" table:default-cell-style-name="ce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L_0[km]</text:p>
          </table:table-cell>
          <table:table-cell office:value-type="string" calcext:value-type="string">
            <text:p>physical_error_prob</text:p>
          </table:table-cell>
          <table:table-cell office:value-type="string" calcext:value-type="string">
            <text:p>ratio_reencoding_error_and_physical_error</text:p>
          </table:table-cell>
          <table:table-cell office:value-type="string" calcext:value-type="string">
            <text:p>ratio_error</text:p>
          </table:table-cell>
          <table:table-cell office:value-type="string" calcext:value-type="string">
            <text:p>loss_prob</text:p>
          </table:table-cell>
          <table:table-cell office:value-type="string" calcext:value-type="string">
            <text:p>success_prob</text:p>
          </table:table-cell>
          <table:table-cell office:value-type="string" calcext:value-type="string">
            <text:p>success_prob_error</text:p>
          </table:table-cell>
          <table:table-cell office:value-type="string" calcext:value-type="string">
            <text:p>reencoding_error_prob</text:p>
          </table:table-cell>
          <table:table-cell office:value-type="string" calcext:value-type="string">
            <text:p>reencoding_error_prob_error</text:p>
          </table:table-cell>
          <table:table-cell office:value-type="string" calcext:value-type="string">
            <text:p>fidelity_to_depolar_channel</text:p>
          </table:table-cell>
          <table:table-cell office:value-type="string" calcext:value-type="string">
            <text:p>computation_time[s]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.6129" calcext:value-type="float">
            <text:p>1.6129</text:p>
          </table:table-cell>
          <table:table-cell office:value-type="float" office:value="0.000167" calcext:value-type="float">
            <text:p>0.000167</text:p>
          </table:table-cell>
          <table:table-cell table:formula="of:=[.K2]/[.E2]" office:value-type="float" office:value="1.0779240777503" calcext:value-type="float">
            <text:p>1.08</text:p>
          </table:table-cell>
          <table:table-cell table:formula="of:=[.L2]/[.E2]" office:value-type="float" office:value="0.0927666705218707" calcext:value-type="float">
            <text:p>0.09</text:p>
          </table:table-cell>
          <table:table-cell office:value-type="float" office:value="0.0774788716783221" calcext:value-type="float">
            <text:p>0.077</text:p>
          </table:table-cell>
          <table:table-cell office:value-type="float" office:value="0.999926" calcext:value-type="float">
            <text:p>0.999926</text:p>
          </table:table-cell>
          <table:table-cell office:value-type="float" office:value="0.00000860200697511924" calcext:value-type="float">
            <text:p>8.60200697511924E-06</text:p>
          </table:table-cell>
          <table:table-cell office:value-type="float" office:value="0.0001800133209843" calcext:value-type="float">
            <text:p>0.000180013320984</text:p>
          </table:table-cell>
          <table:table-cell office:value-type="float" office:value="0.0000154920339771524" calcext:value-type="float">
            <text:p>1.54920339771524E-05</text:p>
          </table:table-cell>
          <table:table-cell office:value-type="float" office:value="1" calcext:value-type="float">
            <text:p>1</text:p>
          </table:table-cell>
          <table:table-cell office:value-type="float" office:value="375087.439679058" calcext:value-type="float">
            <text:p>375087.4396790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.7815" calcext:value-type="float">
            <text:p>1.7815</text:p>
          </table:table-cell>
          <table:table-cell office:value-type="float" office:value="0.0000333" calcext:value-type="float">
            <text:p>3.33E-05</text:p>
          </table:table-cell>
          <table:table-cell table:formula="of:=[.K3]/[.E3]" office:value-type="float" office:value="0.961063794759456" calcext:value-type="float">
            <text:p>0.96</text:p>
          </table:table-cell>
          <table:table-cell table:formula="of:=[.L3]/[.E3]" office:value-type="float" office:value="0.196173971242301" calcext:value-type="float">
            <text:p>0.20</text:p>
          </table:table-cell>
          <table:table-cell office:value-type="float" office:value="0.0852230372706271" calcext:value-type="float">
            <text:p>0.085</text:p>
          </table:table-cell>
          <table:table-cell office:value-type="float" office:value="0.999893" calcext:value-type="float">
            <text:p>0.999893</text:p>
          </table:table-cell>
          <table:table-cell office:value-type="float" office:value="0.000010343527009681" calcext:value-type="float">
            <text:p>1.0343527009681E-05</text:p>
          </table:table-cell>
          <table:table-cell office:value-type="float" office:value="0.0000320034243654899" calcext:value-type="float">
            <text:p>3.20034243654899E-05</text:p>
          </table:table-cell>
          <table:table-cell office:value-type="float" office:value="0.00000653259324236862" calcext:value-type="float">
            <text:p>6.53259324236862E-06</text:p>
          </table:table-cell>
          <table:table-cell office:value-type="float" office:value="1" calcext:value-type="float">
            <text:p>1</text:p>
          </table:table-cell>
          <table:table-cell office:value-type="float" office:value="387421.338787781" calcext:value-type="float">
            <text:p>387421.33878778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8739" calcext:value-type="float">
            <text:p>1.8739</text:p>
          </table:table-cell>
          <table:table-cell office:value-type="float" office:value="0.000333" calcext:value-type="float">
            <text:p>0.000333</text:p>
          </table:table-cell>
          <table:table-cell table:formula="of:=[.K4]/[.E4]" office:value-type="float" office:value="0.997150558181381" calcext:value-type="float">
            <text:p>1.00</text:p>
          </table:table-cell>
          <table:table-cell table:formula="of:=[.L4]/[.E4]" office:value-type="float" office:value="0.063183979927533" calcext:value-type="float">
            <text:p>0.06</text:p>
          </table:table-cell>
          <table:table-cell office:value-type="float" office:value="0.0894395591729177" calcext:value-type="float">
            <text:p>0.089</text:p>
          </table:table-cell>
          <table:table-cell office:value-type="float" office:value="0.999846" calcext:value-type="float">
            <text:p>0.999846</text:p>
          </table:table-cell>
          <table:table-cell office:value-type="float" office:value="0.0000124087180643288" calcext:value-type="float">
            <text:p>1.24087180643288E-05</text:p>
          </table:table-cell>
          <table:table-cell office:value-type="float" office:value="0.0003320511358744" calcext:value-type="float">
            <text:p>0.000332051135874</text:p>
          </table:table-cell>
          <table:table-cell office:value-type="float" office:value="0.0000210402653158685" calcext:value-type="float">
            <text:p>2.10402653158685E-05</text:p>
          </table:table-cell>
          <table:table-cell office:value-type="float" office:value="1" calcext:value-type="float">
            <text:p>1</text:p>
          </table:table-cell>
          <table:table-cell office:value-type="float" office:value="422296.68070901" calcext:value-type="float">
            <text:p>422296.680709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8868" calcext:value-type="float">
            <text:p>1.8868</text:p>
          </table:table-cell>
          <table:table-cell office:value-type="float" office:value="0.000333" calcext:value-type="float">
            <text:p>0.000333</text:p>
          </table:table-cell>
          <table:table-cell table:formula="of:=[.K5]/[.E5]" office:value-type="float" office:value="1.12934596355045" calcext:value-type="float">
            <text:p>1.13</text:p>
          </table:table-cell>
          <table:table-cell table:formula="of:=[.L5]/[.E5]" office:value-type="float" office:value="0.0672420884965397" calcext:value-type="float">
            <text:p>0.07</text:p>
          </table:table-cell>
          <table:table-cell office:value-type="float" office:value="0.0900266812900136" calcext:value-type="float">
            <text:p>0.090</text:p>
          </table:table-cell>
          <table:table-cell office:value-type="float" office:value="0.999808" calcext:value-type="float">
            <text:p>0.999808</text:p>
          </table:table-cell>
          <table:table-cell office:value-type="float" office:value="0.0000138550761816743" calcext:value-type="float">
            <text:p>1.38550761816743E-05</text:p>
          </table:table-cell>
          <table:table-cell office:value-type="float" office:value="0.0003760722058623" calcext:value-type="float">
            <text:p>0.000376072205862</text:p>
          </table:table-cell>
          <table:table-cell office:value-type="float" office:value="0.0000223916154693477" calcext:value-type="float">
            <text:p>2.23916154693477E-05</text:p>
          </table:table-cell>
          <table:table-cell office:value-type="float" office:value="1" calcext:value-type="float">
            <text:p>1</text:p>
          </table:table-cell>
          <table:table-cell office:value-type="float" office:value="422575.847997572" calcext:value-type="float">
            <text:p>422575.84799757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952" calcext:value-type="float">
            <text:p>1.952</text:p>
          </table:table-cell>
          <table:table-cell office:value-type="float" office:value="0.000167" calcext:value-type="float">
            <text:p>0.000167</text:p>
          </table:table-cell>
          <table:table-cell table:formula="of:=[.K6]/[.E6]" office:value-type="float" office:value="1.14989838132036" calcext:value-type="float">
            <text:p>1.15</text:p>
          </table:table-cell>
          <table:table-cell table:formula="of:=[.L6]/[.E6]" office:value-type="float" office:value="0.0958179642846635" calcext:value-type="float">
            <text:p>0.10</text:p>
          </table:table-cell>
          <table:table-cell office:value-type="float" office:value="0.0929883641429932" calcext:value-type="float">
            <text:p>0.093</text:p>
          </table:table-cell>
          <table:table-cell office:value-type="float" office:value="0.999828" calcext:value-type="float">
            <text:p>0.999828</text:p>
          </table:table-cell>
          <table:table-cell office:value-type="float" office:value="0.0000131137491206748" calcext:value-type="float">
            <text:p>1.31137491206748E-05</text:p>
          </table:table-cell>
          <table:table-cell office:value-type="float" office:value="0.0001920330296805" calcext:value-type="float">
            <text:p>0.000192033029681</text:p>
          </table:table-cell>
          <table:table-cell office:value-type="float" office:value="0.0000160016000355388" calcext:value-type="float">
            <text:p>1.60016000355388E-05</text:p>
          </table:table-cell>
          <table:table-cell office:value-type="float" office:value="1" calcext:value-type="float">
            <text:p>1</text:p>
          </table:table-cell>
          <table:table-cell office:value-type="float" office:value="426294.796213882" calcext:value-type="float">
            <text:p>426294.79621388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8833" calcext:value-type="float">
            <text:p>1.8833</text:p>
          </table:table-cell>
          <table:table-cell office:value-type="float" office:value="0.000167" calcext:value-type="float">
            <text:p>0.000167</text:p>
          </table:table-cell>
          <table:table-cell table:formula="of:=[.K7]/[.E7]" office:value-type="float" office:value="1.03808609312395" calcext:value-type="float">
            <text:p>1.04</text:p>
          </table:table-cell>
          <table:table-cell table:formula="of:=[.L7]/[.E7]" office:value-type="float" office:value="0.091040254153803" calcext:value-type="float">
            <text:p>0.09</text:p>
          </table:table-cell>
          <table:table-cell office:value-type="float" office:value="0.0898674220244601" calcext:value-type="float">
            <text:p>0.090</text:p>
          </table:table-cell>
          <table:table-cell office:value-type="float" office:value="0.999844" calcext:value-type="float">
            <text:p>0.999844</text:p>
          </table:table-cell>
          <table:table-cell office:value-type="float" office:value="0.0000124890217391115" calcext:value-type="float">
            <text:p>1.24890217391115E-05</text:p>
          </table:table-cell>
          <table:table-cell office:value-type="float" office:value="0.0001733603775517" calcext:value-type="float">
            <text:p>0.000173360377552</text:p>
          </table:table-cell>
          <table:table-cell office:value-type="float" office:value="0.0000152037224436851" calcext:value-type="float">
            <text:p>1.52037224436851E-05</text:p>
          </table:table-cell>
          <table:table-cell office:value-type="float" office:value="1" calcext:value-type="float">
            <text:p>1</text:p>
          </table:table-cell>
          <table:table-cell office:value-type="float" office:value="427169.417792563" calcext:value-type="float">
            <text:p>427169.41779256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8833" calcext:value-type="float">
            <text:p>1.8833</text:p>
          </table:table-cell>
          <table:table-cell office:value-type="float" office:value="0.0001" calcext:value-type="float">
            <text:p>0.0001</text:p>
          </table:table-cell>
          <table:table-cell table:formula="of:=[.K8]/[.E8]" office:value-type="float" office:value="1.10682937058" calcext:value-type="float">
            <text:p>1.11</text:p>
          </table:table-cell>
          <table:table-cell table:formula="of:=[.L8]/[.E8]" office:value-type="float" office:value="0.121485264103377" calcext:value-type="float">
            <text:p>0.12</text:p>
          </table:table-cell>
          <table:table-cell office:value-type="float" office:value="0.0898674220244601" calcext:value-type="float">
            <text:p>0.090</text:p>
          </table:table-cell>
          <table:table-cell office:value-type="float" office:value="0.999853" calcext:value-type="float">
            <text:p>0.999853</text:p>
          </table:table-cell>
          <table:table-cell office:value-type="float" office:value="0.0000121234644800898" calcext:value-type="float">
            <text:p>1.21234644800898E-05</text:p>
          </table:table-cell>
          <table:table-cell office:value-type="float" office:value="0.000110682937058" calcext:value-type="float">
            <text:p>0.000110682937058</text:p>
          </table:table-cell>
          <table:table-cell office:value-type="float" office:value="0.0000121485264103377" calcext:value-type="float">
            <text:p>1.21485264103377E-05</text:p>
          </table:table-cell>
          <table:table-cell office:value-type="float" office:value="1" calcext:value-type="float">
            <text:p>1</text:p>
          </table:table-cell>
          <table:table-cell office:value-type="float" office:value="429844.936644247" calcext:value-type="float">
            <text:p>429844.9366442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7871" calcext:value-type="float">
            <text:p>1.7871</text:p>
          </table:table-cell>
          <table:table-cell office:value-type="float" office:value="0.0000333" calcext:value-type="float">
            <text:p>3.33E-05</text:p>
          </table:table-cell>
          <table:table-cell table:formula="of:=[.K9]/[.E9]" office:value-type="float" office:value="0.9210406561957" calcext:value-type="float">
            <text:p>0.92</text:p>
          </table:table-cell>
          <table:table-cell table:formula="of:=[.L9]/[.E9]" office:value-type="float" office:value="0.192048043873823" calcext:value-type="float">
            <text:p>0.19</text:p>
          </table:table-cell>
          <table:table-cell office:value-type="float" office:value="0.0854791389642811" calcext:value-type="float">
            <text:p>0.085</text:p>
          </table:table-cell>
          <table:table-cell office:value-type="float" office:value="0.99987" calcext:value-type="float">
            <text:p>0.99987</text:p>
          </table:table-cell>
          <table:table-cell office:value-type="float" office:value="0.0000114010131128773" calcext:value-type="float">
            <text:p>1.14010131128773E-05</text:p>
          </table:table-cell>
          <table:table-cell office:value-type="float" office:value="0.0000306706538513168" calcext:value-type="float">
            <text:p>3.06706538513168E-05</text:p>
          </table:table-cell>
          <table:table-cell office:value-type="float" office:value="0.00000639519986099832" calcext:value-type="float">
            <text:p>6.39519986099832E-06</text:p>
          </table:table-cell>
          <table:table-cell office:value-type="float" office:value="1" calcext:value-type="float">
            <text:p>1</text:p>
          </table:table-cell>
          <table:table-cell office:value-type="float" office:value="437608.840827999" calcext:value-type="float">
            <text:p>437608.84082799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.7871" calcext:value-type="float">
            <text:p>1.7871</text:p>
          </table:table-cell>
          <table:table-cell office:value-type="float" office:value="0.0001" calcext:value-type="float">
            <text:p>0.0001</text:p>
          </table:table-cell>
          <table:table-cell table:formula="of:=[.K10]/[.E10]" office:value-type="float" office:value="1.026792962197" calcext:value-type="float">
            <text:p>1.03</text:p>
          </table:table-cell>
          <table:table-cell table:formula="of:=[.L10]/[.E10]" office:value-type="float" office:value="0.117009412200355" calcext:value-type="float">
            <text:p>0.12</text:p>
          </table:table-cell>
          <table:table-cell office:value-type="float" office:value="0.0854791389642811" calcext:value-type="float">
            <text:p>0.085</text:p>
          </table:table-cell>
          <table:table-cell office:value-type="float" office:value="0.999877" calcext:value-type="float">
            <text:p>0.999877</text:p>
          </table:table-cell>
          <table:table-cell office:value-type="float" office:value="0.0000110898544174394" calcext:value-type="float">
            <text:p>1.10898544174394E-05</text:p>
          </table:table-cell>
          <table:table-cell office:value-type="float" office:value="0.0001026792962197" calcext:value-type="float">
            <text:p>0.00010267929622</text:p>
          </table:table-cell>
          <table:table-cell office:value-type="float" office:value="0.0000117009412200355" calcext:value-type="float">
            <text:p>1.17009412200355E-05</text:p>
          </table:table-cell>
          <table:table-cell office:value-type="float" office:value="1" calcext:value-type="float">
            <text:p>1</text:p>
          </table:table-cell>
          <table:table-cell office:value-type="float" office:value="429305.563050091" calcext:value-type="float">
            <text:p>429305.5630500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5175" calcext:value-type="float">
            <text:p>1.5175</text:p>
          </table:table-cell>
          <table:table-cell office:value-type="float" office:value="0.000167" calcext:value-type="float">
            <text:p>0.000167</text:p>
          </table:table-cell>
          <table:table-cell table:formula="of:=[.K11]/[.E11]" office:value-type="float" office:value="0.95812024090479" calcext:value-type="float">
            <text:p>0.96</text:p>
          </table:table-cell>
          <table:table-cell table:formula="of:=[.L11]/[.E11]" office:value-type="float" office:value="0.0874587632600419" calcext:value-type="float">
            <text:p>0.09</text:p>
          </table:table-cell>
          <table:table-cell office:value-type="float" office:value="0.0730679341737444" calcext:value-type="float">
            <text:p>0.073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00000616429687799022" calcext:value-type="float">
            <text:p>6.16429687799022E-06</text:p>
          </table:table-cell>
          <table:table-cell office:value-type="float" office:value="0.0001600060802311" calcext:value-type="float">
            <text:p>0.000160006080231</text:p>
          </table:table-cell>
          <table:table-cell office:value-type="float" office:value="0.000014605613464427" calcext:value-type="float">
            <text:p>1.4605613464427E-05</text:p>
          </table:table-cell>
          <table:table-cell office:value-type="float" office:value="1" calcext:value-type="float">
            <text:p>1</text:p>
          </table:table-cell>
          <table:table-cell office:value-type="float" office:value="524590.670539223" calcext:value-type="float">
            <text:p>524590.6705392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5154" calcext:value-type="float">
            <text:p>1.5154</text:p>
          </table:table-cell>
          <table:table-cell office:value-type="float" office:value="0.000167" calcext:value-type="float">
            <text:p>0.000167</text:p>
          </table:table-cell>
          <table:table-cell table:formula="of:=[.K12]/[.E12]" office:value-type="float" office:value="0.990039760863473" calcext:value-type="float">
            <text:p>0.99</text:p>
          </table:table-cell>
          <table:table-cell table:formula="of:=[.L12]/[.E12]" office:value-type="float" office:value="0.0889026825459946" calcext:value-type="float">
            <text:p>0.09</text:p>
          </table:table-cell>
          <table:table-cell office:value-type="float" office:value="0.0729706011969408" calcext:value-type="float">
            <text:p>0.073</text:p>
          </table:table-cell>
          <table:table-cell office:value-type="float" office:value="0.99998" calcext:value-type="float">
            <text:p>0.99998</text:p>
          </table:table-cell>
          <table:table-cell office:value-type="float" office:value="0.00000447209123341642" calcext:value-type="float">
            <text:p>4.47209123341642E-06</text:p>
          </table:table-cell>
          <table:table-cell office:value-type="float" office:value="0.0001653366400642" calcext:value-type="float">
            <text:p>0.000165336640064</text:p>
          </table:table-cell>
          <table:table-cell office:value-type="float" office:value="0.0000148467479851811" calcext:value-type="float">
            <text:p>1.48467479851811E-05</text:p>
          </table:table-cell>
          <table:table-cell office:value-type="float" office:value="1" calcext:value-type="float">
            <text:p>1</text:p>
          </table:table-cell>
          <table:table-cell office:value-type="float" office:value="525450.079653934" calcext:value-type="float">
            <text:p>525450.0796539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5154" calcext:value-type="float">
            <text:p>1.5154</text:p>
          </table:table-cell>
          <table:table-cell office:value-type="float" office:value="0.0001" calcext:value-type="float">
            <text:p>0.0001</text:p>
          </table:table-cell>
          <table:table-cell table:formula="of:=[.K13]/[.E13]" office:value-type="float" office:value="0.960026880747478" calcext:value-type="float">
            <text:p>0.96</text:p>
          </table:table-cell>
          <table:table-cell table:formula="of:=[.L13]/[.E13]" office:value-type="float" office:value="0.113136179680454" calcext:value-type="float">
            <text:p>0.11</text:p>
          </table:table-cell>
          <table:table-cell office:value-type="float" office:value="0.0729706011969408" calcext:value-type="float">
            <text:p>0.073</text:p>
          </table:table-cell>
          <table:table-cell office:value-type="float" office:value="0.999972" calcext:value-type="float">
            <text:p>0.999972</text:p>
          </table:table-cell>
          <table:table-cell office:value-type="float" office:value="0.00000529142854057389" calcext:value-type="float">
            <text:p>5.29142854057389E-06</text:p>
          </table:table-cell>
          <table:table-cell office:value-type="float" office:value="0.0000960026880747478" calcext:value-type="float">
            <text:p>9.60026880747478E-05</text:p>
          </table:table-cell>
          <table:table-cell office:value-type="float" office:value="0.0000113136179680454" calcext:value-type="float">
            <text:p>1.13136179680454E-05</text:p>
          </table:table-cell>
          <table:table-cell office:value-type="float" office:value="1" calcext:value-type="float">
            <text:p>1</text:p>
          </table:table-cell>
          <table:table-cell office:value-type="float" office:value="529697.085618135" calcext:value-type="float">
            <text:p>529697.0856181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5143" calcext:value-type="float">
            <text:p>1.5143</text:p>
          </table:table-cell>
          <table:table-cell office:value-type="float" office:value="0.000167" calcext:value-type="float">
            <text:p>0.000167</text:p>
          </table:table-cell>
          <table:table-cell table:formula="of:=[.K14]/[.E14]" office:value-type="float" office:value="0.934155090400599" calcext:value-type="float">
            <text:p>0.93</text:p>
          </table:table-cell>
          <table:table-cell table:formula="of:=[.L14]/[.E14]" office:value-type="float" office:value="0.0863576161684497" calcext:value-type="float">
            <text:p>0.09</text:p>
          </table:table-cell>
          <table:table-cell office:value-type="float" office:value="0.0729196131778491" calcext:value-type="float">
            <text:p>0.073</text:p>
          </table:table-cell>
          <table:table-cell office:value-type="float" office:value="0.999975" calcext:value-type="float">
            <text:p>0.999975</text:p>
          </table:table-cell>
          <table:table-cell office:value-type="float" office:value="0.00000499993749960938" calcext:value-type="float">
            <text:p>4.99993749960938E-06</text:p>
          </table:table-cell>
          <table:table-cell office:value-type="float" office:value="0.0001560039000969" calcext:value-type="float">
            <text:p>0.000156003900097</text:p>
          </table:table-cell>
          <table:table-cell office:value-type="float" office:value="0.0000144217219001311" calcext:value-type="float">
            <text:p>1.44217219001311E-05</text:p>
          </table:table-cell>
          <table:table-cell office:value-type="float" office:value="1" calcext:value-type="float">
            <text:p>1</text:p>
          </table:table-cell>
          <table:table-cell office:value-type="float" office:value="525921.365053776" calcext:value-type="float">
            <text:p>525921.36505377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517" calcext:value-type="float">
            <text:p>1.517</text:p>
          </table:table-cell>
          <table:table-cell office:value-type="float" office:value="0.000167" calcext:value-type="float">
            <text:p>0.000167</text:p>
          </table:table-cell>
          <table:table-cell table:formula="of:=[.K15]/[.E15]" office:value-type="float" office:value="1.10981262368323" calcext:value-type="float">
            <text:p>1.11</text:p>
          </table:table-cell>
          <table:table-cell table:formula="of:=[.L15]/[.E15]" office:value-type="float" office:value="0.0941265354770773" calcext:value-type="float">
            <text:p>0.09</text:p>
          </table:table-cell>
          <table:table-cell office:value-type="float" office:value="0.0730447605824301" calcext:value-type="float">
            <text:p>0.073</text:p>
          </table:table-cell>
          <table:table-cell office:value-type="float" office:value="0.999971" calcext:value-type="float">
            <text:p>0.999971</text:p>
          </table:table-cell>
          <table:table-cell office:value-type="float" office:value="0.00000538508672167868" calcext:value-type="float">
            <text:p>5.38508672167868E-06</text:p>
          </table:table-cell>
          <table:table-cell office:value-type="float" office:value="0.0001853387081551" calcext:value-type="float">
            <text:p>0.000185338708155</text:p>
          </table:table-cell>
          <table:table-cell office:value-type="float" office:value="0.0000157191314246719" calcext:value-type="float">
            <text:p>1.57191314246719E-05</text:p>
          </table:table-cell>
          <table:table-cell office:value-type="float" office:value="1" calcext:value-type="float">
            <text:p>1</text:p>
          </table:table-cell>
          <table:table-cell office:value-type="float" office:value="527927.460108367" calcext:value-type="float">
            <text:p>527927.46010836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517" calcext:value-type="float">
            <text:p>1.517</text:p>
          </table:table-cell>
          <table:table-cell office:value-type="float" office:value="0.0001" calcext:value-type="float">
            <text:p>0.0001</text:p>
          </table:table-cell>
          <table:table-cell table:formula="of:=[.K16]/[.E16]" office:value-type="float" office:value="0.693348586997544" calcext:value-type="float">
            <text:p>0.69</text:p>
          </table:table-cell>
          <table:table-cell table:formula="of:=[.L16]/[.E16]" office:value-type="float" office:value="0.0961476493242756" calcext:value-type="float">
            <text:p>0.10</text:p>
          </table:table-cell>
          <table:table-cell office:value-type="float" office:value="0.0730447605824301" calcext:value-type="float">
            <text:p>0.073</text:p>
          </table:table-cell>
          <table:table-cell office:value-type="float" office:value="0.999978" calcext:value-type="float">
            <text:p>0.999978</text:p>
          </table:table-cell>
          <table:table-cell office:value-type="float" office:value="0.00000469036416496629" calcext:value-type="float">
            <text:p>4.69036416496629E-06</text:p>
          </table:table-cell>
          <table:table-cell office:value-type="float" office:value="0.0000693348586997544" calcext:value-type="float">
            <text:p>6.93348586997544E-05</text:p>
          </table:table-cell>
          <table:table-cell office:value-type="float" office:value="0.00000961476493242756" calcext:value-type="float">
            <text:p>9.61476493242756E-06</text:p>
          </table:table-cell>
          <table:table-cell office:value-type="float" office:value="1" calcext:value-type="float">
            <text:p>1</text:p>
          </table:table-cell>
          <table:table-cell office:value-type="float" office:value="529992.91084191" calcext:value-type="float">
            <text:p>529992.9108419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4398" calcext:value-type="float">
            <text:p>1.4398</text:p>
          </table:table-cell>
          <table:table-cell office:value-type="float" office:value="0.0001" calcext:value-type="float">
            <text:p>0.0001</text:p>
          </table:table-cell>
          <table:table-cell table:formula="of:=[.K17]/[.E17]" office:value-type="float" office:value="1.120023520484" calcext:value-type="float">
            <text:p>1.12</text:p>
          </table:table-cell>
          <table:table-cell table:formula="of:=[.L17]/[.E17]" office:value-type="float" office:value="0.122199452020294" calcext:value-type="float">
            <text:p>0.12</text:p>
          </table:table-cell>
          <table:table-cell office:value-type="float" office:value="0.0694597988333094" calcext:value-type="float">
            <text:p>0.069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00000458252757765843" calcext:value-type="float">
            <text:p>4.58252757765843E-06</text:p>
          </table:table-cell>
          <table:table-cell office:value-type="float" office:value="0.0001120023520484" calcext:value-type="float">
            <text:p>0.000112002352048</text:p>
          </table:table-cell>
          <table:table-cell office:value-type="float" office:value="0.0000122199452020294" calcext:value-type="float">
            <text:p>1.22199452020294E-05</text:p>
          </table:table-cell>
          <table:table-cell office:value-type="float" office:value="1" calcext:value-type="float">
            <text:p>1</text:p>
          </table:table-cell>
          <table:table-cell office:value-type="float" office:value="528898.569023798" calcext:value-type="float">
            <text:p>528898.56902379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3622" calcext:value-type="float">
            <text:p>1.3622</text:p>
          </table:table-cell>
          <table:table-cell office:value-type="float" office:value="0.0001" calcext:value-type="float">
            <text:p>0.0001</text:p>
          </table:table-cell>
          <table:table-cell table:formula="of:=[.K18]/[.E18]" office:value-type="float" office:value="0.986685413679744" calcext:value-type="float">
            <text:p>0.99</text:p>
          </table:table-cell>
          <table:table-cell table:formula="of:=[.L18]/[.E18]" office:value-type="float" office:value="0.11469560547079" calcext:value-type="float">
            <text:p>0.11</text:p>
          </table:table-cell>
          <table:table-cell office:value-type="float" office:value="0.0658422894228113" calcext:value-type="float">
            <text:p>0.066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00000435885753380401" calcext:value-type="float">
            <text:p>4.35885753380401E-06</text:p>
          </table:table-cell>
          <table:table-cell office:value-type="float" office:value="0.0000986685413679744" calcext:value-type="float">
            <text:p>9.86685413679744E-05</text:p>
          </table:table-cell>
          <table:table-cell office:value-type="float" office:value="0.000011469560547079" calcext:value-type="float">
            <text:p>1.1469560547079E-05</text:p>
          </table:table-cell>
          <table:table-cell office:value-type="float" office:value="1" calcext:value-type="float">
            <text:p>1</text:p>
          </table:table-cell>
          <table:table-cell office:value-type="float" office:value="529189.580771936" calcext:value-type="float">
            <text:p>529189.58077193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4381" calcext:value-type="float">
            <text:p>1.4381</text:p>
          </table:table-cell>
          <table:table-cell office:value-type="float" office:value="0.0001" calcext:value-type="float">
            <text:p>0.0001</text:p>
          </table:table-cell>
          <table:table-cell table:formula="of:=[.K19]/[.E19]" office:value-type="float" office:value="1.013357653913" calcext:value-type="float">
            <text:p>1.01</text:p>
          </table:table-cell>
          <table:table-cell table:formula="of:=[.L19]/[.E19]" office:value-type="float" office:value="0.11623567760981" calcext:value-type="float">
            <text:p>0.12</text:p>
          </table:table-cell>
          <table:table-cell office:value-type="float" office:value="0.0693806995545385" calcext:value-type="float">
            <text:p>0.069</text:p>
          </table:table-cell>
          <table:table-cell office:value-type="float" office:value="0.999976" calcext:value-type="float">
            <text:p>0.999976</text:p>
          </table:table-cell>
          <table:table-cell office:value-type="float" office:value="0.0000048989206974598" calcext:value-type="float">
            <text:p>4.8989206974598E-06</text:p>
          </table:table-cell>
          <table:table-cell office:value-type="float" office:value="0.0001013357653913" calcext:value-type="float">
            <text:p>0.000101335765391</text:p>
          </table:table-cell>
          <table:table-cell office:value-type="float" office:value="0.000011623567760981" calcext:value-type="float">
            <text:p>1.1623567760981E-05</text:p>
          </table:table-cell>
          <table:table-cell office:value-type="float" office:value="1" calcext:value-type="float">
            <text:p>1</text:p>
          </table:table-cell>
          <table:table-cell office:value-type="float" office:value="529640.434630856" calcext:value-type="float">
            <text:p>529640.4346308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322" calcext:value-type="float">
            <text:p>1.322</text:p>
          </table:table-cell>
          <table:table-cell office:value-type="float" office:value="0.0001" calcext:value-type="float">
            <text:p>0.0001</text:p>
          </table:table-cell>
          <table:table-cell table:formula="of:=[.K20]/[.E20]" office:value-type="float" office:value="1.06668906713" calcext:value-type="float">
            <text:p>1.07</text:p>
          </table:table-cell>
          <table:table-cell table:formula="of:=[.L20]/[.E20]" office:value-type="float" office:value="0.119254692674592" calcext:value-type="float">
            <text:p>0.12</text:p>
          </table:table-cell>
          <table:table-cell office:value-type="float" office:value="0.063962744114312" calcext:value-type="float">
            <text:p>0.064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00000458252757765842" calcext:value-type="float">
            <text:p>4.58252757765842E-06</text:p>
          </table:table-cell>
          <table:table-cell office:value-type="float" office:value="0.000106668906713" calcext:value-type="float">
            <text:p>0.000106668906713</text:p>
          </table:table-cell>
          <table:table-cell office:value-type="float" office:value="0.0000119254692674592" calcext:value-type="float">
            <text:p>1.19254692674592E-05</text:p>
          </table:table-cell>
          <table:table-cell office:value-type="float" office:value="1" calcext:value-type="float">
            <text:p>1</text:p>
          </table:table-cell>
          <table:table-cell office:value-type="float" office:value="530020.631292538" calcext:value-type="float">
            <text:p>530020.6312925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4334" calcext:value-type="float">
            <text:p>1.4334</text:p>
          </table:table-cell>
          <table:table-cell office:value-type="float" office:value="0.0001" calcext:value-type="float">
            <text:p>0.0001</text:p>
          </table:table-cell>
          <table:table-cell table:formula="of:=[.K21]/[.E21]" office:value-type="float" office:value="1.040032240993" calcext:value-type="float">
            <text:p>1.04</text:p>
          </table:table-cell>
          <table:table-cell table:formula="of:=[.L21]/[.E21]" office:value-type="float" office:value="0.117755869235398" calcext:value-type="float">
            <text:p>0.12</text:p>
          </table:table-cell>
          <table:table-cell office:value-type="float" office:value="0.0691619783201954" calcext:value-type="float">
            <text:p>0.069</text:p>
          </table:table-cell>
          <table:table-cell office:value-type="float" office:value="0.999969" calcext:value-type="float">
            <text:p>0.999969</text:p>
          </table:table-cell>
          <table:table-cell office:value-type="float" office:value="0.00000556767806181356" calcext:value-type="float">
            <text:p>5.56767806181356E-06</text:p>
          </table:table-cell>
          <table:table-cell office:value-type="float" office:value="0.0001040032240993" calcext:value-type="float">
            <text:p>0.000104003224099</text:p>
          </table:table-cell>
          <table:table-cell office:value-type="float" office:value="0.0000117755869235398" calcext:value-type="float">
            <text:p>1.17755869235398E-05</text:p>
          </table:table-cell>
          <table:table-cell office:value-type="float" office:value="1" calcext:value-type="float">
            <text:p>1</text:p>
          </table:table-cell>
          <table:table-cell office:value-type="float" office:value="530253.762207255" calcext:value-type="float">
            <text:p>530253.7622072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348" calcext:value-type="float">
            <text:p>1.348</text:p>
          </table:table-cell>
          <table:table-cell office:value-type="float" office:value="0.0001" calcext:value-type="float">
            <text:p>0.0001</text:p>
          </table:table-cell>
          <table:table-cell table:formula="of:=[.K22]/[.E22]" office:value-type="float" office:value="1.06668693371" calcext:value-type="float">
            <text:p>1.07</text:p>
          </table:table-cell>
          <table:table-cell table:formula="of:=[.L22]/[.E22]" office:value-type="float" office:value="0.119254454170216" calcext:value-type="float">
            <text:p>0.12</text:p>
          </table:table-cell>
          <table:table-cell office:value-type="float" office:value="0.0651788019381164" calcext:value-type="float">
            <text:p>0.065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00000435885753380401" calcext:value-type="float">
            <text:p>4.35885753380401E-06</text:p>
          </table:table-cell>
          <table:table-cell office:value-type="float" office:value="0.000106668693371" calcext:value-type="float">
            <text:p>0.000106668693371</text:p>
          </table:table-cell>
          <table:table-cell office:value-type="float" office:value="0.0000119254454170216" calcext:value-type="float">
            <text:p>1.19254454170216E-05</text:p>
          </table:table-cell>
          <table:table-cell office:value-type="float" office:value="1" calcext:value-type="float">
            <text:p>1</text:p>
          </table:table-cell>
          <table:table-cell office:value-type="float" office:value="530335.388617395" calcext:value-type="float">
            <text:p>530335.3886173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3455" calcext:value-type="float">
            <text:p>1.3455</text:p>
          </table:table-cell>
          <table:table-cell office:value-type="float" office:value="0.0001" calcext:value-type="float">
            <text:p>0.0001</text:p>
          </table:table-cell>
          <table:table-cell table:formula="of:=[.K23]/[.E23]" office:value-type="float" office:value="0.773348026934517" calcext:value-type="float">
            <text:p>0.77</text:p>
          </table:table-cell>
          <table:table-cell table:formula="of:=[.L23]/[.E23]" office:value-type="float" office:value="0.101542625857156" calcext:value-type="float">
            <text:p>0.10</text:p>
          </table:table-cell>
          <table:table-cell office:value-type="float" office:value="0.0650619419847637" calcext:value-type="float">
            <text:p>0.065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00000435885753380401" calcext:value-type="float">
            <text:p>4.35885753380401E-06</text:p>
          </table:table-cell>
          <table:table-cell office:value-type="float" office:value="0.0000773348026934517" calcext:value-type="float">
            <text:p>7.73348026934517E-05</text:p>
          </table:table-cell>
          <table:table-cell office:value-type="float" office:value="0.0000101542625857156" calcext:value-type="float">
            <text:p>1.01542625857156E-05</text:p>
          </table:table-cell>
          <table:table-cell office:value-type="float" office:value="1" calcext:value-type="float">
            <text:p>1</text:p>
          </table:table-cell>
          <table:table-cell office:value-type="float" office:value="530840.226406976" calcext:value-type="float">
            <text:p>530840.22640697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4369" calcext:value-type="float">
            <text:p>1.4369</text:p>
          </table:table-cell>
          <table:table-cell office:value-type="float" office:value="0.0001" calcext:value-type="float">
            <text:p>0.0001</text:p>
          </table:table-cell>
          <table:table-cell table:formula="of:=[.K24]/[.E24]" office:value-type="float" office:value="1.080039961467" calcext:value-type="float">
            <text:p>1.08</text:p>
          </table:table-cell>
          <table:table-cell table:formula="of:=[.L24]/[.E24]" office:value-type="float" office:value="0.119999579706196" calcext:value-type="float">
            <text:p>0.12</text:p>
          </table:table-cell>
          <table:table-cell office:value-type="float" office:value="0.0693248607213635" calcext:value-type="float">
            <text:p>0.069</text:p>
          </table:table-cell>
          <table:table-cell office:value-type="float" office:value="0.999963" calcext:value-type="float">
            <text:p>0.999963</text:p>
          </table:table-cell>
          <table:table-cell office:value-type="float" office:value="0.00000608264999815048" calcext:value-type="float">
            <text:p>6.08264999815048E-06</text:p>
          </table:table-cell>
          <table:table-cell office:value-type="float" office:value="0.0001080039961467" calcext:value-type="float">
            <text:p>0.000108003996147</text:p>
          </table:table-cell>
          <table:table-cell office:value-type="float" office:value="0.0000119999579706196" calcext:value-type="float">
            <text:p>1.19999579706196E-05</text:p>
          </table:table-cell>
          <table:table-cell office:value-type="float" office:value="1" calcext:value-type="float">
            <text:p>1</text:p>
          </table:table-cell>
          <table:table-cell office:value-type="float" office:value="531265.01103751" calcext:value-type="float">
            <text:p>531265.0110375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3761" calcext:value-type="float">
            <text:p>1.3761</text:p>
          </table:table-cell>
          <table:table-cell office:value-type="float" office:value="0.0001" calcext:value-type="float">
            <text:p>0.0001</text:p>
          </table:table-cell>
          <table:table-cell table:formula="of:=[.K25]/[.E25]" office:value-type="float" office:value="0.86668053354888" calcext:value-type="float">
            <text:p>0.87</text:p>
          </table:table-cell>
          <table:table-cell table:formula="of:=[.L25]/[.E25]" office:value-type="float" office:value="0.107494996139553" calcext:value-type="float">
            <text:p>0.11</text:p>
          </table:table-cell>
          <table:table-cell office:value-type="float" office:value="0.0664913034731558" calcext:value-type="float">
            <text:p>0.066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000003999967999872" calcext:value-type="float">
            <text:p>3.999967999872E-06</text:p>
          </table:table-cell>
          <table:table-cell office:value-type="float" office:value="0.000086668053354888" calcext:value-type="float">
            <text:p>8.6668053354888E-05</text:p>
          </table:table-cell>
          <table:table-cell office:value-type="float" office:value="0.0000107494996139553" calcext:value-type="float">
            <text:p>1.07494996139553E-05</text:p>
          </table:table-cell>
          <table:table-cell office:value-type="float" office:value="1" calcext:value-type="float">
            <text:p>1</text:p>
          </table:table-cell>
          <table:table-cell office:value-type="float" office:value="531816.18435365" calcext:value-type="float">
            <text:p>531816.1843536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5182" calcext:value-type="float">
            <text:p>1.5182</text:p>
          </table:table-cell>
          <table:table-cell office:value-type="float" office:value="0.0000333" calcext:value-type="float">
            <text:p>3.33E-05</text:p>
          </table:table-cell>
          <table:table-cell table:formula="of:=[.K26]/[.E26]" office:value-type="float" office:value="0.800829630650799" calcext:value-type="float">
            <text:p>0.80</text:p>
          </table:table-cell>
          <table:table-cell table:formula="of:=[.L26]/[.E26]" office:value-type="float" office:value="0.179069158473944" calcext:value-type="float">
            <text:p>0.18</text:p>
          </table:table-cell>
          <table:table-cell office:value-type="float" office:value="0.0731003762283092" calcext:value-type="float">
            <text:p>0.073</text:p>
          </table:table-cell>
          <table:table-cell office:value-type="float" office:value="0.999964" calcext:value-type="float">
            <text:p>0.999964</text:p>
          </table:table-cell>
          <table:table-cell office:value-type="float" office:value="0.00000599989199902798" calcext:value-type="float">
            <text:p>5.99989199902798E-06</text:p>
          </table:table-cell>
          <table:table-cell office:value-type="float" office:value="0.0000266676267006716" calcext:value-type="float">
            <text:p>2.66676267006716E-05</text:p>
          </table:table-cell>
          <table:table-cell office:value-type="float" office:value="0.00000596300297718235" calcext:value-type="float">
            <text:p>5.96300297718235E-06</text:p>
          </table:table-cell>
          <table:table-cell office:value-type="float" office:value="1" calcext:value-type="float">
            <text:p>1</text:p>
          </table:table-cell>
          <table:table-cell office:value-type="float" office:value="536019.212205057" calcext:value-type="float">
            <text:p>536019.21220505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5182" calcext:value-type="float">
            <text:p>1.5182</text:p>
          </table:table-cell>
          <table:table-cell office:value-type="float" office:value="0.0001" calcext:value-type="float">
            <text:p>0.0001</text:p>
          </table:table-cell>
          <table:table-cell table:formula="of:=[.K27]/[.E27]" office:value-type="float" office:value="0.826692294113585" calcext:value-type="float">
            <text:p>0.83</text:p>
          </table:table-cell>
          <table:table-cell table:formula="of:=[.L27]/[.E27]" office:value-type="float" office:value="0.10498677150214" calcext:value-type="float">
            <text:p>0.10</text:p>
          </table:table-cell>
          <table:table-cell office:value-type="float" office:value="0.0731003762283092" calcext:value-type="float">
            <text:p>0.073</text:p>
          </table:table-cell>
          <table:table-cell office:value-type="float" office:value="0.999969" calcext:value-type="float">
            <text:p>0.999969</text:p>
          </table:table-cell>
          <table:table-cell office:value-type="float" office:value="0.00000556767806181356" calcext:value-type="float">
            <text:p>5.56767806181356E-06</text:p>
          </table:table-cell>
          <table:table-cell office:value-type="float" office:value="0.0000826692294113585" calcext:value-type="float">
            <text:p>8.26692294113585E-05</text:p>
          </table:table-cell>
          <table:table-cell office:value-type="float" office:value="0.000010498677150214" calcext:value-type="float">
            <text:p>1.0498677150214E-05</text:p>
          </table:table-cell>
          <table:table-cell office:value-type="float" office:value="1" calcext:value-type="float">
            <text:p>1</text:p>
          </table:table-cell>
          <table:table-cell office:value-type="float" office:value="531885.458031504" calcext:value-type="float">
            <text:p>531885.4580315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5152" calcext:value-type="float">
            <text:p>1.5152</text:p>
          </table:table-cell>
          <table:table-cell office:value-type="float" office:value="0.0000333" calcext:value-type="float">
            <text:p>3.33E-05</text:p>
          </table:table-cell>
          <table:table-cell table:formula="of:=[.K28]/[.E28]" office:value-type="float" office:value="1.16119831949457" calcext:value-type="float">
            <text:p>1.16</text:p>
          </table:table-cell>
          <table:table-cell table:formula="of:=[.L28]/[.E28]" office:value-type="float" office:value="0.215625987886662" calcext:value-type="float">
            <text:p>0.22</text:p>
          </table:table-cell>
          <table:table-cell office:value-type="float" office:value="0.0729613308566012" calcext:value-type="float">
            <text:p>0.073</text:p>
          </table:table-cell>
          <table:table-cell office:value-type="float" office:value="0.999968" calcext:value-type="float">
            <text:p>0.999968</text:p>
          </table:table-cell>
          <table:table-cell office:value-type="float" office:value="0.00000565676373910029" calcext:value-type="float">
            <text:p>5.65676373910029E-06</text:p>
          </table:table-cell>
          <table:table-cell office:value-type="float" office:value="0.0000386679040391691" calcext:value-type="float">
            <text:p>3.86679040391691E-05</text:p>
          </table:table-cell>
          <table:table-cell office:value-type="float" office:value="0.00000718034539662583" calcext:value-type="float">
            <text:p>7.18034539662583E-06</text:p>
          </table:table-cell>
          <table:table-cell office:value-type="float" office:value="1" calcext:value-type="float">
            <text:p>1</text:p>
          </table:table-cell>
          <table:table-cell office:value-type="float" office:value="539613.957676216" calcext:value-type="float">
            <text:p>539613.9576762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5152" calcext:value-type="float">
            <text:p>1.5152</text:p>
          </table:table-cell>
          <table:table-cell office:value-type="float" office:value="0.0001" calcext:value-type="float">
            <text:p>0.0001</text:p>
          </table:table-cell>
          <table:table-cell table:formula="of:=[.K29]/[.E29]" office:value-type="float" office:value="0.92003036099797" calcext:value-type="float">
            <text:p>0.92</text:p>
          </table:table-cell>
          <table:table-cell table:formula="of:=[.L29]/[.E29]" office:value-type="float" office:value="0.110754818508923" calcext:value-type="float">
            <text:p>0.11</text:p>
          </table:table-cell>
          <table:table-cell office:value-type="float" office:value="0.0729613308566012" calcext:value-type="float">
            <text:p>0.073</text:p>
          </table:table-cell>
          <table:table-cell office:value-type="float" office:value="0.999967" calcext:value-type="float">
            <text:p>0.999967</text:p>
          </table:table-cell>
          <table:table-cell office:value-type="float" office:value="0.00000574446786047237" calcext:value-type="float">
            <text:p>5.74446786047237E-06</text:p>
          </table:table-cell>
          <table:table-cell office:value-type="float" office:value="0.000092003036099797" calcext:value-type="float">
            <text:p>9.2003036099797E-05</text:p>
          </table:table-cell>
          <table:table-cell office:value-type="float" office:value="0.0000110754818508923" calcext:value-type="float">
            <text:p>1.10754818508923E-05</text:p>
          </table:table-cell>
          <table:table-cell office:value-type="float" office:value="1" calcext:value-type="float">
            <text:p>1</text:p>
          </table:table-cell>
          <table:table-cell office:value-type="float" office:value="532971.133177102" calcext:value-type="float">
            <text:p>532971.1331771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437" calcext:value-type="float">
            <text:p>1.437</text:p>
          </table:table-cell>
          <table:table-cell office:value-type="float" office:value="0.0000333" calcext:value-type="float">
            <text:p>3.33E-05</text:p>
          </table:table-cell>
          <table:table-cell table:formula="of:=[.K30]/[.E30]" office:value-type="float" office:value="1.04106914988644" calcext:value-type="float">
            <text:p>1.04</text:p>
          </table:table-cell>
          <table:table-cell table:formula="of:=[.L30]/[.E30]" office:value-type="float" office:value="0.204167803786695" calcext:value-type="float">
            <text:p>0.20</text:p>
          </table:table-cell>
          <table:table-cell office:value-type="float" office:value="0.0693295140854265" calcext:value-type="float">
            <text:p>0.069</text:p>
          </table:table-cell>
          <table:table-cell office:value-type="float" office:value="0.999973" calcext:value-type="float">
            <text:p>0.999973</text:p>
          </table:table-cell>
          <table:table-cell office:value-type="float" office:value="0.00000519608227417542" calcext:value-type="float">
            <text:p>5.19608227417542E-06</text:p>
          </table:table-cell>
          <table:table-cell office:value-type="float" office:value="0.0000346676026912185" calcext:value-type="float">
            <text:p>3.46676026912185E-05</text:p>
          </table:table-cell>
          <table:table-cell office:value-type="float" office:value="0.00000679878786609693" calcext:value-type="float">
            <text:p>6.79878786609693E-06</text:p>
          </table:table-cell>
          <table:table-cell office:value-type="float" office:value="1" calcext:value-type="float">
            <text:p>1</text:p>
          </table:table-cell>
          <table:table-cell office:value-type="float" office:value="537035.791407267" calcext:value-type="float">
            <text:p>537035.79140726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437" calcext:value-type="float">
            <text:p>1.437</text:p>
          </table:table-cell>
          <table:table-cell office:value-type="float" office:value="0.0001" calcext:value-type="float">
            <text:p>0.0001</text:p>
          </table:table-cell>
          <table:table-cell table:formula="of:=[.K31]/[.E31]" office:value-type="float" office:value="1.160042921579" calcext:value-type="float">
            <text:p>1.16</text:p>
          </table:table-cell>
          <table:table-cell table:formula="of:=[.L31]/[.E31]" office:value-type="float" office:value="0.124364245320559" calcext:value-type="float">
            <text:p>0.12</text:p>
          </table:table-cell>
          <table:table-cell office:value-type="float" office:value="0.0693295140854265" calcext:value-type="float">
            <text:p>0.069</text:p>
          </table:table-cell>
          <table:table-cell office:value-type="float" office:value="0.999963" calcext:value-type="float">
            <text:p>0.999963</text:p>
          </table:table-cell>
          <table:table-cell office:value-type="float" office:value="0.00000608264999815048" calcext:value-type="float">
            <text:p>6.08264999815048E-06</text:p>
          </table:table-cell>
          <table:table-cell office:value-type="float" office:value="0.0001160042921579" calcext:value-type="float">
            <text:p>0.000116004292158</text:p>
          </table:table-cell>
          <table:table-cell office:value-type="float" office:value="0.0000124364245320559" calcext:value-type="float">
            <text:p>1.24364245320559E-05</text:p>
          </table:table-cell>
          <table:table-cell office:value-type="float" office:value="1" calcext:value-type="float">
            <text:p>1</text:p>
          </table:table-cell>
          <table:table-cell office:value-type="float" office:value="533293.309985322" calcext:value-type="float">
            <text:p>533293.3099853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1797" calcext:value-type="float">
            <text:p>1.1797</text:p>
          </table:table-cell>
          <table:table-cell office:value-type="float" office:value="0.0000333" calcext:value-type="float">
            <text:p>3.33E-05</text:p>
          </table:table-cell>
          <table:table-cell table:formula="of:=[.K32]/[.E32]" office:value-type="float" office:value="1.2012132133221" calcext:value-type="float">
            <text:p>1.20</text:p>
          </table:table-cell>
          <table:table-cell table:formula="of:=[.L32]/[.E32]" office:value-type="float" office:value="0.219307234723207" calcext:value-type="float">
            <text:p>0.22</text:p>
          </table:table-cell>
          <table:table-cell office:value-type="float" office:value="0.0572790901353078" calcext:value-type="float">
            <text:p>0.057</text:p>
          </table:table-cell>
          <table:table-cell office:value-type="float" office:value="0.99999" calcext:value-type="float">
            <text:p>0.99999</text:p>
          </table:table-cell>
          <table:table-cell office:value-type="float" office:value="0.00000316226184874055" calcext:value-type="float">
            <text:p>3.16226184874055E-06</text:p>
          </table:table-cell>
          <table:table-cell office:value-type="float" office:value="0.0000400004000036258" calcext:value-type="float">
            <text:p>4.00004000036258E-05</text:p>
          </table:table-cell>
          <table:table-cell office:value-type="float" office:value="0.0000073029309162828" calcext:value-type="float">
            <text:p>7.3029309162828E-06</text:p>
          </table:table-cell>
          <table:table-cell office:value-type="float" office:value="1" calcext:value-type="float">
            <text:p>1</text:p>
          </table:table-cell>
          <table:table-cell office:value-type="float" office:value="535053.880214826" calcext:value-type="float">
            <text:p>535053.8802148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4304" calcext:value-type="float">
            <text:p>1.4304</text:p>
          </table:table-cell>
          <table:table-cell office:value-type="float" office:value="0.0000333" calcext:value-type="float">
            <text:p>3.33E-05</text:p>
          </table:table-cell>
          <table:table-cell table:formula="of:=[.K33]/[.E33]" office:value-type="float" office:value="1.16119251334821" calcext:value-type="float">
            <text:p>1.16</text:p>
          </table:table-cell>
          <table:table-cell table:formula="of:=[.L33]/[.E33]" office:value-type="float" office:value="0.215624909743246" calcext:value-type="float">
            <text:p>0.22</text:p>
          </table:table-cell>
          <table:table-cell office:value-type="float" office:value="0.0690223421444921" calcext:value-type="float">
            <text:p>0.069</text:p>
          </table:table-cell>
          <table:table-cell office:value-type="float" office:value="0.999973" calcext:value-type="float">
            <text:p>0.999973</text:p>
          </table:table-cell>
          <table:table-cell office:value-type="float" office:value="0.00000519608227417542" calcext:value-type="float">
            <text:p>5.19608227417542E-06</text:p>
          </table:table-cell>
          <table:table-cell office:value-type="float" office:value="0.0000386677106944955" calcext:value-type="float">
            <text:p>3.86677106944955E-05</text:p>
          </table:table-cell>
          <table:table-cell office:value-type="float" office:value="0.00000718030949445009" calcext:value-type="float">
            <text:p>7.18030949445009E-06</text:p>
          </table:table-cell>
          <table:table-cell office:value-type="float" office:value="1" calcext:value-type="float">
            <text:p>1</text:p>
          </table:table-cell>
          <table:table-cell office:value-type="float" office:value="535318.02836494" calcext:value-type="float">
            <text:p>535318.0283649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1056" calcext:value-type="float">
            <text:p>1.1056</text:p>
          </table:table-cell>
          <table:table-cell office:value-type="float" office:value="0.0000333" calcext:value-type="float">
            <text:p>3.33E-05</text:p>
          </table:table-cell>
          <table:table-cell table:formula="of:=[.K34]/[.E34]" office:value-type="float" office:value="0.960968648686252" calcext:value-type="float">
            <text:p>0.96</text:p>
          </table:table-cell>
          <table:table-cell table:formula="of:=[.L34]/[.E34]" office:value-type="float" office:value="0.196154550096841" calcext:value-type="float">
            <text:p>0.20</text:p>
          </table:table-cell>
          <table:table-cell office:value-type="float" office:value="0.0537798307891879" calcext:value-type="float">
            <text:p>0.054</text:p>
          </table:table-cell>
          <table:table-cell office:value-type="float" office:value="0.999992" calcext:value-type="float">
            <text:p>0.999992</text:p>
          </table:table-cell>
          <table:table-cell office:value-type="float" office:value="0.00000282841581101506" calcext:value-type="float">
            <text:p>2.82841581101506E-06</text:p>
          </table:table-cell>
          <table:table-cell office:value-type="float" office:value="0.0000320002560012522" calcext:value-type="float">
            <text:p>3.20002560012522E-05</text:p>
          </table:table-cell>
          <table:table-cell office:value-type="float" office:value="0.0000065319465182248" calcext:value-type="float">
            <text:p>6.5319465182248E-06</text:p>
          </table:table-cell>
          <table:table-cell office:value-type="float" office:value="1" calcext:value-type="float">
            <text:p>1</text:p>
          </table:table-cell>
          <table:table-cell office:value-type="float" office:value="535459.211122476" calcext:value-type="float">
            <text:p>535459.21112247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4357" calcext:value-type="float">
            <text:p>1.4357</text:p>
          </table:table-cell>
          <table:table-cell office:value-type="float" office:value="0.0000333" calcext:value-type="float">
            <text:p>3.33E-05</text:p>
          </table:table-cell>
          <table:table-cell table:formula="of:=[.K35]/[.E35]" office:value-type="float" office:value="1.0010280287503" calcext:value-type="float">
            <text:p>1.00</text:p>
          </table:table-cell>
          <table:table-cell table:formula="of:=[.L35]/[.E35]" office:value-type="float" office:value="0.20020310309827" calcext:value-type="float">
            <text:p>0.20</text:p>
          </table:table-cell>
          <table:table-cell office:value-type="float" office:value="0.0692690185377581" calcext:value-type="float">
            <text:p>0.069</text:p>
          </table:table-cell>
          <table:table-cell office:value-type="float" office:value="0.999973" calcext:value-type="float">
            <text:p>0.999973</text:p>
          </table:table-cell>
          <table:table-cell office:value-type="float" office:value="0.00000519608227417542" calcext:value-type="float">
            <text:p>5.19608227417542E-06</text:p>
          </table:table-cell>
          <table:table-cell office:value-type="float" office:value="0.0000333342333573849" calcext:value-type="float">
            <text:p>3.33342333573849E-05</text:p>
          </table:table-cell>
          <table:table-cell office:value-type="float" office:value="0.0000066667633331724" calcext:value-type="float">
            <text:p>6.6667633331724E-06</text:p>
          </table:table-cell>
          <table:table-cell office:value-type="float" office:value="1" calcext:value-type="float">
            <text:p>1</text:p>
          </table:table-cell>
          <table:table-cell office:value-type="float" office:value="535916.540569354" calcext:value-type="float">
            <text:p>535916.5405693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182" calcext:value-type="float">
            <text:p>1.182</text:p>
          </table:table-cell>
          <table:table-cell office:value-type="float" office:value="0.0000333" calcext:value-type="float">
            <text:p>3.33E-05</text:p>
          </table:table-cell>
          <table:table-cell table:formula="of:=[.K36]/[.E36]" office:value-type="float" office:value="1.04105665687014" calcext:value-type="float">
            <text:p>1.04</text:p>
          </table:table-cell>
          <table:table-cell table:formula="of:=[.L36]/[.E36]" office:value-type="float" office:value="0.20416535376815" calcext:value-type="float">
            <text:p>0.20</text:p>
          </table:table-cell>
          <table:table-cell office:value-type="float" office:value="0.0573874968064391" calcext:value-type="float">
            <text:p>0.057</text:p>
          </table:table-cell>
          <table:table-cell office:value-type="float" office:value="0.999985" calcext:value-type="float">
            <text:p>0.999985</text:p>
          </table:table-cell>
          <table:table-cell office:value-type="float" office:value="0.00000387295429872339" calcext:value-type="float">
            <text:p>3.87295429872339E-06</text:p>
          </table:table-cell>
          <table:table-cell office:value-type="float" office:value="0.0000346671866737758" calcext:value-type="float">
            <text:p>3.46671866737758E-05</text:p>
          </table:table-cell>
          <table:table-cell office:value-type="float" office:value="0.00000679870628047941" calcext:value-type="float">
            <text:p>6.79870628047941E-06</text:p>
          </table:table-cell>
          <table:table-cell office:value-type="float" office:value="1" calcext:value-type="float">
            <text:p>1</text:p>
          </table:table-cell>
          <table:table-cell office:value-type="float" office:value="536336.474782149" calcext:value-type="float">
            <text:p>536336.4747821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0966" calcext:value-type="float">
            <text:p>1.0966</text:p>
          </table:table-cell>
          <table:table-cell office:value-type="float" office:value="0.0000333" calcext:value-type="float">
            <text:p>3.33E-05</text:p>
          </table:table-cell>
          <table:table-cell table:formula="of:=[.K37]/[.E37]" office:value-type="float" office:value="0.800806406418784" calcext:value-type="float">
            <text:p>0.80</text:p>
          </table:table-cell>
          <table:table-cell table:formula="of:=[.L37]/[.E37]" office:value-type="float" office:value="0.179063965483929" calcext:value-type="float">
            <text:p>0.18</text:p>
          </table:table-cell>
          <table:table-cell office:value-type="float" office:value="0.0533539358938786" calcext:value-type="float">
            <text:p>0.053</text:p>
          </table:table-cell>
          <table:table-cell office:value-type="float" office:value="0.999993" calcext:value-type="float">
            <text:p>0.999993</text:p>
          </table:table-cell>
          <table:table-cell office:value-type="float" office:value="0.0000026457420509188" calcext:value-type="float">
            <text:p>2.6457420509188E-06</text:p>
          </table:table-cell>
          <table:table-cell office:value-type="float" office:value="0.0000266668533337455" calcext:value-type="float">
            <text:p>2.66668533337455E-05</text:p>
          </table:table-cell>
          <table:table-cell office:value-type="float" office:value="0.00000596283005061484" calcext:value-type="float">
            <text:p>5.96283005061484E-06</text:p>
          </table:table-cell>
          <table:table-cell office:value-type="float" office:value="1" calcext:value-type="float">
            <text:p>1</text:p>
          </table:table-cell>
          <table:table-cell office:value-type="float" office:value="536965.425224841" calcext:value-type="float">
            <text:p>536965.42522484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2624" calcext:value-type="float">
            <text:p>1.2624</text:p>
          </table:table-cell>
          <table:table-cell office:value-type="float" office:value="0.0000333" calcext:value-type="float">
            <text:p>3.33E-05</text:p>
          </table:table-cell>
          <table:table-cell table:formula="of:=[.K38]/[.E38]" office:value-type="float" office:value="0.880896737002538" calcext:value-type="float">
            <text:p>0.88</text:p>
          </table:table-cell>
          <table:table-cell table:formula="of:=[.L38]/[.E38]" office:value-type="float" office:value="0.187805749433923" calcext:value-type="float">
            <text:p>0.19</text:p>
          </table:table-cell>
          <table:table-cell office:value-type="float" office:value="0.0611691927675868" calcext:value-type="float">
            <text:p>0.061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00000424260250318127" calcext:value-type="float">
            <text:p>4.24260250318127E-06</text:p>
          </table:table-cell>
          <table:table-cell office:value-type="float" office:value="0.0000293338613421845" calcext:value-type="float">
            <text:p>2.93338613421845E-05</text:p>
          </table:table-cell>
          <table:table-cell office:value-type="float" office:value="0.00000625393145614964" calcext:value-type="float">
            <text:p>6.25393145614964E-06</text:p>
          </table:table-cell>
          <table:table-cell office:value-type="float" office:value="1" calcext:value-type="float">
            <text:p>1</text:p>
          </table:table-cell>
          <table:table-cell office:value-type="float" office:value="536964.076146929" calcext:value-type="float">
            <text:p>536964.07614692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1736" calcext:value-type="float">
            <text:p>1.1736</text:p>
          </table:table-cell>
          <table:table-cell office:value-type="float" office:value="0.0000333" calcext:value-type="float">
            <text:p>3.33E-05</text:p>
          </table:table-cell>
          <table:table-cell table:formula="of:=[.K39]/[.E39]" office:value-type="float" office:value="1.08109513530208" calcext:value-type="float">
            <text:p>1.08</text:p>
          </table:table-cell>
          <table:table-cell table:formula="of:=[.L39]/[.E39]" office:value-type="float" office:value="0.208054046975423" calcext:value-type="float">
            <text:p>0.21</text:p>
          </table:table-cell>
          <table:table-cell office:value-type="float" office:value="0.0569915164050345" calcext:value-type="float">
            <text:p>0.057</text:p>
          </table:table-cell>
          <table:table-cell office:value-type="float" office:value="0.999987" calcext:value-type="float">
            <text:p>0.999987</text:p>
          </table:table-cell>
          <table:table-cell office:value-type="float" office:value="0.00000360552783930453" calcext:value-type="float">
            <text:p>3.60552783930453E-06</text:p>
          </table:table-cell>
          <table:table-cell office:value-type="float" office:value="0.0000360004680055592" calcext:value-type="float">
            <text:p>3.60004680055592E-05</text:p>
          </table:table-cell>
          <table:table-cell office:value-type="float" office:value="0.00000692819976428157" calcext:value-type="float">
            <text:p>6.92819976428157E-06</text:p>
          </table:table-cell>
          <table:table-cell office:value-type="float" office:value="1" calcext:value-type="float">
            <text:p>1</text:p>
          </table:table-cell>
          <table:table-cell office:value-type="float" office:value="537154.167224825" calcext:value-type="float">
            <text:p>537154.1672248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0864" calcext:value-type="float">
            <text:p>1.0864</text:p>
          </table:table-cell>
          <table:table-cell office:value-type="float" office:value="0.0000333" calcext:value-type="float">
            <text:p>3.33E-05</text:p>
          </table:table-cell>
          <table:table-cell table:formula="of:=[.K40]/[.E40]" office:value-type="float" office:value="0.600606006043727" calcext:value-type="float">
            <text:p>0.60</text:p>
          </table:table-cell>
          <table:table-cell table:formula="of:=[.L40]/[.E40]" office:value-type="float" office:value="0.15507464085543" calcext:value-type="float">
            <text:p>0.16</text:p>
          </table:table-cell>
          <table:table-cell office:value-type="float" office:value="0.0528710232689322" calcext:value-type="float">
            <text:p>0.053</text:p>
          </table:table-cell>
          <table:table-cell office:value-type="float" office:value="0.999991" calcext:value-type="float">
            <text:p>0.999991</text:p>
          </table:table-cell>
          <table:table-cell office:value-type="float" office:value="0.00000299998649996962" calcext:value-type="float">
            <text:p>2.99998649996962E-06</text:p>
          </table:table-cell>
          <table:table-cell office:value-type="float" office:value="0.0000200001800012561" calcext:value-type="float">
            <text:p>2.00001800012561E-05</text:p>
          </table:table-cell>
          <table:table-cell office:value-type="float" office:value="0.00000516398554048581" calcext:value-type="float">
            <text:p>5.16398554048581E-06</text:p>
          </table:table-cell>
          <table:table-cell office:value-type="float" office:value="1" calcext:value-type="float">
            <text:p>1</text:p>
          </table:table-cell>
          <table:table-cell office:value-type="float" office:value="537236.31331343" calcext:value-type="float">
            <text:p>537236.313313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3484" calcext:value-type="float">
            <text:p>1.3484</text:p>
          </table:table-cell>
          <table:table-cell office:value-type="float" office:value="0.0000333" calcext:value-type="float">
            <text:p>3.33E-05</text:p>
          </table:table-cell>
          <table:table-cell table:formula="of:=[.K41]/[.E41]" office:value-type="float" office:value="1.04105769795261" calcext:value-type="float">
            <text:p>1.04</text:p>
          </table:table-cell>
          <table:table-cell table:formula="of:=[.L41]/[.E41]" office:value-type="float" office:value="0.204165557934116" calcext:value-type="float">
            <text:p>0.20</text:p>
          </table:table-cell>
          <table:table-cell office:value-type="float" office:value="0.0651974981751146" calcext:value-type="float">
            <text:p>0.065</text:p>
          </table:table-cell>
          <table:table-cell office:value-type="float" office:value="0.999984" calcext:value-type="float">
            <text:p>0.999984</text:p>
          </table:table-cell>
          <table:table-cell office:value-type="float" office:value="0.000003999967999872" calcext:value-type="float">
            <text:p>3.999967999872E-06</text:p>
          </table:table-cell>
          <table:table-cell office:value-type="float" office:value="0.000034667221341822" calcext:value-type="float">
            <text:p>3.4667221341822E-05</text:p>
          </table:table-cell>
          <table:table-cell office:value-type="float" office:value="0.00000679871307920608" calcext:value-type="float">
            <text:p>6.79871307920608E-06</text:p>
          </table:table-cell>
          <table:table-cell office:value-type="float" office:value="1" calcext:value-type="float">
            <text:p>1</text:p>
          </table:table-cell>
          <table:table-cell office:value-type="float" office:value="537310.060199927" calcext:value-type="float">
            <text:p>537310.0601999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2574" calcext:value-type="float">
            <text:p>1.2574</text:p>
          </table:table-cell>
          <table:table-cell office:value-type="float" office:value="0.0000333" calcext:value-type="float">
            <text:p>3.33E-05</text:p>
          </table:table-cell>
          <table:table-cell table:formula="of:=[.K42]/[.E42]" office:value-type="float" office:value="0.960971531632054" calcext:value-type="float">
            <text:p>0.96</text:p>
          </table:table-cell>
          <table:table-cell table:formula="of:=[.L42]/[.E42]" office:value-type="float" office:value="0.196155138559902" calcext:value-type="float">
            <text:p>0.20</text:p>
          </table:table-cell>
          <table:table-cell office:value-type="float" office:value="0.0609344557248709" calcext:value-type="float">
            <text:p>0.061</text:p>
          </table:table-cell>
          <table:table-cell office:value-type="float" office:value="0.999989" calcext:value-type="float">
            <text:p>0.999989</text:p>
          </table:table-cell>
          <table:table-cell office:value-type="float" office:value="0.00000331660654886889" calcext:value-type="float">
            <text:p>3.31660654886889E-06</text:p>
          </table:table-cell>
          <table:table-cell office:value-type="float" office:value="0.0000320003520033474" calcext:value-type="float">
            <text:p>3.20003520033474E-05</text:p>
          </table:table-cell>
          <table:table-cell office:value-type="float" office:value="0.00000653196611404474" calcext:value-type="float">
            <text:p>6.53196611404474E-06</text:p>
          </table:table-cell>
          <table:table-cell office:value-type="float" office:value="1" calcext:value-type="float">
            <text:p>1</text:p>
          </table:table-cell>
          <table:table-cell office:value-type="float" office:value="537600.329205806" calcext:value-type="float">
            <text:p>537600.3292058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3439" calcext:value-type="float">
            <text:p>1.3439</text:p>
          </table:table-cell>
          <table:table-cell office:value-type="float" office:value="0.0000333" calcext:value-type="float">
            <text:p>3.33E-05</text:p>
          </table:table-cell>
          <table:table-cell table:formula="of:=[.K43]/[.E43]" office:value-type="float" office:value="0.720735856155222" calcext:value-type="float">
            <text:p>0.72</text:p>
          </table:table-cell>
          <table:table-cell table:formula="of:=[.L43]/[.E43]" office:value-type="float" office:value="0.169877541497616" calcext:value-type="float">
            <text:p>0.17</text:p>
          </table:table-cell>
          <table:table-cell office:value-type="float" office:value="0.064987143948241" calcext:value-type="float">
            <text:p>0.065</text:p>
          </table:table-cell>
          <table:table-cell office:value-type="float" office:value="0.999979" calcext:value-type="float">
            <text:p>0.999979</text:p>
          </table:table-cell>
          <table:table-cell office:value-type="float" office:value="0.00000458252757765842" calcext:value-type="float">
            <text:p>4.58252757765842E-06</text:p>
          </table:table-cell>
          <table:table-cell office:value-type="float" office:value="0.0000240005040099689" calcext:value-type="float">
            <text:p>2.40005040099689E-05</text:p>
          </table:table-cell>
          <table:table-cell office:value-type="float" office:value="0.00000565692213187062" calcext:value-type="float">
            <text:p>5.65692213187062E-06</text:p>
          </table:table-cell>
          <table:table-cell office:value-type="float" office:value="1" calcext:value-type="float">
            <text:p>1</text:p>
          </table:table-cell>
          <table:table-cell office:value-type="float" office:value="537836.444685702" calcext:value-type="float">
            <text:p>537836.4446857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3436" calcext:value-type="float">
            <text:p>1.3436</text:p>
          </table:table-cell>
          <table:table-cell office:value-type="float" office:value="0.0000333" calcext:value-type="float">
            <text:p>3.33E-05</text:p>
          </table:table-cell>
          <table:table-cell table:formula="of:=[.K44]/[.E44]" office:value-type="float" office:value="0.800819219632739" calcext:value-type="float">
            <text:p>0.80</text:p>
          </table:table-cell>
          <table:table-cell table:formula="of:=[.L44]/[.E44]" office:value-type="float" office:value="0.179066830544622" calcext:value-type="float">
            <text:p>0.18</text:p>
          </table:table-cell>
          <table:table-cell office:value-type="float" office:value="0.0649731186502107" calcext:value-type="float">
            <text:p>0.065</text:p>
          </table:table-cell>
          <table:table-cell office:value-type="float" office:value="0.999977" calcext:value-type="float">
            <text:p>0.999977</text:p>
          </table:table-cell>
          <table:table-cell office:value-type="float" office:value="0.00000479577637093308" calcext:value-type="float">
            <text:p>4.79577637093308E-06</text:p>
          </table:table-cell>
          <table:table-cell office:value-type="float" office:value="0.0000266672800137702" calcext:value-type="float">
            <text:p>2.66672800137702E-05</text:p>
          </table:table-cell>
          <table:table-cell office:value-type="float" office:value="0.00000596292545713591" calcext:value-type="float">
            <text:p>5.96292545713591E-06</text:p>
          </table:table-cell>
          <table:table-cell office:value-type="float" office:value="1" calcext:value-type="float">
            <text:p>1</text:p>
          </table:table-cell>
          <table:table-cell office:value-type="float" office:value="538160.629680244" calcext:value-type="float">
            <text:p>538160.6296802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1808" calcext:value-type="float">
            <text:p>1.1808</text:p>
          </table:table-cell>
          <table:table-cell office:value-type="float" office:value="0.0000333" calcext:value-type="float">
            <text:p>3.33E-05</text:p>
          </table:table-cell>
          <table:table-cell table:formula="of:=[.K45]/[.E45]" office:value-type="float" office:value="1.08109405419157" calcext:value-type="float">
            <text:p>1.08</text:p>
          </table:table-cell>
          <table:table-cell table:formula="of:=[.L45]/[.E45]" office:value-type="float" office:value="0.208053838921687" calcext:value-type="float">
            <text:p>0.21</text:p>
          </table:table-cell>
          <table:table-cell office:value-type="float" office:value="0.0573309383595112" calcext:value-type="float">
            <text:p>0.057</text:p>
          </table:table-cell>
          <table:table-cell office:value-type="float" office:value="0.999988" calcext:value-type="float">
            <text:p>0.999988</text:p>
          </table:table-cell>
          <table:table-cell office:value-type="float" office:value="0.00000346408083046571" calcext:value-type="float">
            <text:p>3.46408083046571E-06</text:p>
          </table:table-cell>
          <table:table-cell office:value-type="float" office:value="0.0000360004320045792" calcext:value-type="float">
            <text:p>3.60004320045792E-05</text:p>
          </table:table-cell>
          <table:table-cell office:value-type="float" office:value="0.00000692819283609219" calcext:value-type="float">
            <text:p>6.92819283609219E-06</text:p>
          </table:table-cell>
          <table:table-cell office:value-type="float" office:value="1" calcext:value-type="float">
            <text:p>1</text:p>
          </table:table-cell>
          <table:table-cell office:value-type="float" office:value="538522.040763816" calcext:value-type="float">
            <text:p>538522.0407638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.4318" calcext:value-type="float">
            <text:p>1.4318</text:p>
          </table:table-cell>
          <table:table-cell office:value-type="float" office:value="0.0000333" calcext:value-type="float">
            <text:p>3.33E-05</text:p>
          </table:table-cell>
          <table:table-cell table:formula="of:=[.K46]/[.E46]" office:value-type="float" office:value="0.840873634899441" calcext:value-type="float">
            <text:p>0.84</text:p>
          </table:table-cell>
          <table:table-cell table:formula="of:=[.L46]/[.E46]" office:value-type="float" office:value="0.183491743796898" calcext:value-type="float">
            <text:p>0.18</text:p>
          </table:table-cell>
          <table:table-cell office:value-type="float" office:value="0.0690875082996999" calcext:value-type="float">
            <text:p>0.069</text:p>
          </table:table-cell>
          <table:table-cell office:value-type="float" office:value="0.999961" calcext:value-type="float">
            <text:p>0.999961</text:p>
          </table:table-cell>
          <table:table-cell office:value-type="float" office:value="0.00000624487621975008" calcext:value-type="float">
            <text:p>6.24487621975008E-06</text:p>
          </table:table-cell>
          <table:table-cell office:value-type="float" office:value="0.0000280010920421514" calcext:value-type="float">
            <text:p>2.80010920421514E-05</text:p>
          </table:table-cell>
          <table:table-cell office:value-type="float" office:value="0.00000611027506843669" calcext:value-type="float">
            <text:p>6.11027506843669E-06</text:p>
          </table:table-cell>
          <table:table-cell office:value-type="float" office:value="1" calcext:value-type="float">
            <text:p>1</text:p>
          </table:table-cell>
          <table:table-cell office:value-type="float" office:value="538730.188013349" calcext:value-type="float">
            <text:p>538730.1880133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.0363" calcext:value-type="float">
            <text:p>2.0363</text:p>
          </table:table-cell>
          <table:table-cell office:value-type="float" office:value="0.000333" calcext:value-type="float">
            <text:p>0.000333</text:p>
          </table:table-cell>
          <table:table-cell table:formula="of:=[.K47]/[.E47]" office:value-type="float" office:value="0.981187030258258" calcext:value-type="float">
            <text:p>0.98</text:p>
          </table:table-cell>
          <table:table-cell table:formula="of:=[.L47]/[.E47]" office:value-type="float" office:value="0.0626780588646622" calcext:value-type="float">
            <text:p>0.06</text:p>
          </table:table-cell>
          <table:table-cell office:value-type="float" office:value="0.0968033724100182" calcext:value-type="float">
            <text:p>0.097</text:p>
          </table:table-cell>
          <table:table-cell office:value-type="float" office:value="0.99979" calcext:value-type="float">
            <text:p>0.99979</text:p>
          </table:table-cell>
          <table:table-cell office:value-type="float" office:value="0.000014489855071739" calcext:value-type="float">
            <text:p>1.4489855071739E-05</text:p>
          </table:table-cell>
          <table:table-cell office:value-type="float" office:value="0.000326735281076" calcext:value-type="float">
            <text:p>0.000326735281076</text:p>
          </table:table-cell>
          <table:table-cell office:value-type="float" office:value="0.0000208717936019325" calcext:value-type="float">
            <text:p>2.08717936019325E-05</text:p>
          </table:table-cell>
          <table:table-cell office:value-type="float" office:value="1" calcext:value-type="float">
            <text:p>1</text:p>
          </table:table-cell>
          <table:table-cell office:value-type="float" office:value="465474.168181892" calcext:value-type="float">
            <text:p>465474.16818189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.1554" calcext:value-type="float">
            <text:p>2.1554</text:p>
          </table:table-cell>
          <table:table-cell office:value-type="float" office:value="0.000333" calcext:value-type="float">
            <text:p>0.000333</text:p>
          </table:table-cell>
          <table:table-cell table:formula="of:=[.K48]/[.E48]" office:value-type="float" office:value="1.07338435453604" calcext:value-type="float">
            <text:p>1.07</text:p>
          </table:table-cell>
          <table:table-cell table:formula="of:=[.L48]/[.E48]" office:value-type="float" office:value="0.0655585959198264" calcext:value-type="float">
            <text:p>0.07</text:p>
          </table:table-cell>
          <table:table-cell office:value-type="float" office:value="0.102165925478316" calcext:value-type="float">
            <text:p>0.102</text:p>
          </table:table-cell>
          <table:table-cell office:value-type="float" office:value="0.99971" calcext:value-type="float">
            <text:p>0.99971</text:p>
          </table:table-cell>
          <table:table-cell office:value-type="float" office:value="0.000017026916925856" calcext:value-type="float">
            <text:p>1.7026916925856E-05</text:p>
          </table:table-cell>
          <table:table-cell office:value-type="float" office:value="0.0003574369900605" calcext:value-type="float">
            <text:p>0.000357436990061</text:p>
          </table:table-cell>
          <table:table-cell office:value-type="float" office:value="0.0000218310124413022" calcext:value-type="float">
            <text:p>2.18310124413022E-05</text:p>
          </table:table-cell>
          <table:table-cell office:value-type="float" office:value="1" calcext:value-type="float">
            <text:p>1</text:p>
          </table:table-cell>
          <table:table-cell office:value-type="float" office:value="465986.96620225" calcext:value-type="float">
            <text:p>465986.966202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.9534" calcext:value-type="float">
            <text:p>1.9534</text:p>
          </table:table-cell>
          <table:table-cell office:value-type="float" office:value="0.000167" calcext:value-type="float">
            <text:p>0.000167</text:p>
          </table:table-cell>
          <table:table-cell table:formula="of:=[.K49]/[.E49]" office:value-type="float" office:value="0.974225308305389" calcext:value-type="float">
            <text:p>0.97</text:p>
          </table:table-cell>
          <table:table-cell table:formula="of:=[.L49]/[.E49]" office:value-type="float" office:value="0.0881968336444114" calcext:value-type="float">
            <text:p>0.09</text:p>
          </table:table-cell>
          <table:table-cell office:value-type="float" office:value="0.0930518527353766" calcext:value-type="float">
            <text:p>0.093</text:p>
          </table:table-cell>
          <table:table-cell office:value-type="float" office:value="0.999822" calcext:value-type="float">
            <text:p>0.999822</text:p>
          </table:table-cell>
          <table:table-cell office:value-type="float" office:value="0.0000133404766031803" calcext:value-type="float">
            <text:p>1.33404766031803E-05</text:p>
          </table:table-cell>
          <table:table-cell office:value-type="float" office:value="0.000162695626487" calcext:value-type="float">
            <text:p>0.000162695626487</text:p>
          </table:table-cell>
          <table:table-cell office:value-type="float" office:value="0.0000147288712186167" calcext:value-type="float">
            <text:p>1.47288712186167E-05</text:p>
          </table:table-cell>
          <table:table-cell office:value-type="float" office:value="1" calcext:value-type="float">
            <text:p>1</text:p>
          </table:table-cell>
          <table:table-cell office:value-type="float" office:value="471368.223995943" calcext:value-type="float">
            <text:p>471368.2239959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.0133" calcext:value-type="float">
            <text:p>2.0133</text:p>
          </table:table-cell>
          <table:table-cell office:value-type="float" office:value="0.000333" calcext:value-type="float">
            <text:p>0.000333</text:p>
          </table:table-cell>
          <table:table-cell table:formula="of:=[.K50]/[.E50]" office:value-type="float" office:value="0.997197433678378" calcext:value-type="float">
            <text:p>1.00</text:p>
          </table:table-cell>
          <table:table-cell table:formula="of:=[.L50]/[.E50]" office:value-type="float" office:value="0.0631869498016469" calcext:value-type="float">
            <text:p>0.06</text:p>
          </table:table-cell>
          <table:table-cell office:value-type="float" office:value="0.0957640988205124" calcext:value-type="float">
            <text:p>0.096</text:p>
          </table:table-cell>
          <table:table-cell office:value-type="float" office:value="0.999799" calcext:value-type="float">
            <text:p>0.999799</text:p>
          </table:table-cell>
          <table:table-cell office:value-type="float" office:value="0.0000141760219737414" calcext:value-type="float">
            <text:p>1.41760219737414E-05</text:p>
          </table:table-cell>
          <table:table-cell office:value-type="float" office:value="0.0003320667454149" calcext:value-type="float">
            <text:p>0.000332066745415</text:p>
          </table:table-cell>
          <table:table-cell office:value-type="float" office:value="0.0000210412542839484" calcext:value-type="float">
            <text:p>2.10412542839484E-05</text:p>
          </table:table-cell>
          <table:table-cell office:value-type="float" office:value="1" calcext:value-type="float">
            <text:p>1</text:p>
          </table:table-cell>
          <table:table-cell office:value-type="float" office:value="471839.320453888" calcext:value-type="float">
            <text:p>471839.32045388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.0158" calcext:value-type="float">
            <text:p>2.0158</text:p>
          </table:table-cell>
          <table:table-cell office:value-type="float" office:value="0.000333" calcext:value-type="float">
            <text:p>0.000333</text:p>
          </table:table-cell>
          <table:table-cell table:formula="of:=[.K51]/[.E51]" office:value-type="float" office:value="0.921141994997297" calcext:value-type="float">
            <text:p>0.92</text:p>
          </table:table-cell>
          <table:table-cell table:formula="of:=[.L51]/[.E51]" office:value-type="float" office:value="0.0607313174891006" calcext:value-type="float">
            <text:p>0.06</text:p>
          </table:table-cell>
          <table:table-cell office:value-type="float" office:value="0.0958771212441111" calcext:value-type="float">
            <text:p>0.096</text:p>
          </table:table-cell>
          <table:table-cell office:value-type="float" office:value="0.99976" calcext:value-type="float">
            <text:p>0.99976</text:p>
          </table:table-cell>
          <table:table-cell office:value-type="float" office:value="0.0000154900742412682" calcext:value-type="float">
            <text:p>1.54900742412682E-05</text:p>
          </table:table-cell>
          <table:table-cell office:value-type="float" office:value="0.0003067402843341" calcext:value-type="float">
            <text:p>0.000306740284334</text:p>
          </table:table-cell>
          <table:table-cell office:value-type="float" office:value="0.0000202235287238705" calcext:value-type="float">
            <text:p>2.02235287238705E-05</text:p>
          </table:table-cell>
          <table:table-cell office:value-type="float" office:value="1" calcext:value-type="float">
            <text:p>1</text:p>
          </table:table-cell>
          <table:table-cell office:value-type="float" office:value="473125.850692804" calcext:value-type="float">
            <text:p>473125.8506928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.1263" calcext:value-type="float">
            <text:p>2.1263</text:p>
          </table:table-cell>
          <table:table-cell office:value-type="float" office:value="0.000333" calcext:value-type="float">
            <text:p>0.000333</text:p>
          </table:table-cell>
          <table:table-cell table:formula="of:=[.K52]/[.E52]" office:value-type="float" office:value="0.941185649206607" calcext:value-type="float">
            <text:p>0.94</text:p>
          </table:table-cell>
          <table:table-cell table:formula="of:=[.L52]/[.E52]" office:value-type="float" office:value="0.061388965741821" calcext:value-type="float">
            <text:p>0.06</text:p>
          </table:table-cell>
          <table:table-cell office:value-type="float" office:value="0.100858626070199" calcext:value-type="float">
            <text:p>0.101</text:p>
          </table:table-cell>
          <table:table-cell office:value-type="float" office:value="0.99974" calcext:value-type="float">
            <text:p>0.99974</text:p>
          </table:table-cell>
          <table:table-cell office:value-type="float" office:value="0.0000161224191733127" calcext:value-type="float">
            <text:p>1.61224191733127E-05</text:p>
          </table:table-cell>
          <table:table-cell office:value-type="float" office:value="0.0003134148211858" calcext:value-type="float">
            <text:p>0.000313414821186</text:p>
          </table:table-cell>
          <table:table-cell office:value-type="float" office:value="0.0000204425255920264" calcext:value-type="float">
            <text:p>2.04425255920264E-05</text:p>
          </table:table-cell>
          <table:table-cell office:value-type="float" office:value="1" calcext:value-type="float">
            <text:p>1</text:p>
          </table:table-cell>
          <table:table-cell office:value-type="float" office:value="473627.094525628" calcext:value-type="float">
            <text:p>473627.0945256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.0583" calcext:value-type="float">
            <text:p>2.0583</text:p>
          </table:table-cell>
          <table:table-cell office:value-type="float" office:value="0.000333" calcext:value-type="float">
            <text:p>0.000333</text:p>
          </table:table-cell>
          <table:table-cell table:formula="of:=[.K53]/[.E53]" office:value-type="float" office:value="1.08133411326306" calcext:value-type="float">
            <text:p>1.08</text:p>
          </table:table-cell>
          <table:table-cell table:formula="of:=[.L53]/[.E53]" office:value-type="float" office:value="0.0657990117025721" calcext:value-type="float">
            <text:p>0.07</text:p>
          </table:table-cell>
          <table:table-cell office:value-type="float" office:value="0.0977963424667115" calcext:value-type="float">
            <text:p>0.098</text:p>
          </table:table-cell>
          <table:table-cell office:value-type="float" office:value="0.999766" calcext:value-type="float">
            <text:p>0.999766</text:p>
          </table:table-cell>
          <table:table-cell office:value-type="float" office:value="0.0000152952686802161" calcext:value-type="float">
            <text:p>1.52952686802161E-05</text:p>
          </table:table-cell>
          <table:table-cell office:value-type="float" office:value="0.0003600842597166" calcext:value-type="float">
            <text:p>0.000360084259717</text:p>
          </table:table-cell>
          <table:table-cell office:value-type="float" office:value="0.0000219110708969565" calcext:value-type="float">
            <text:p>2.19110708969565E-05</text:p>
          </table:table-cell>
          <table:table-cell office:value-type="float" office:value="1" calcext:value-type="float">
            <text:p>1</text:p>
          </table:table-cell>
          <table:table-cell office:value-type="float" office:value="473735.114862994" calcext:value-type="float">
            <text:p>473735.11486299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.9564" calcext:value-type="float">
            <text:p>1.9564</text:p>
          </table:table-cell>
          <table:table-cell office:value-type="float" office:value="0.000333" calcext:value-type="float">
            <text:p>0.000333</text:p>
          </table:table-cell>
          <table:table-cell table:formula="of:=[.K54]/[.E54]" office:value-type="float" office:value="0.993195604898198" calcext:value-type="float">
            <text:p>0.99</text:p>
          </table:table-cell>
          <table:table-cell table:formula="of:=[.L54]/[.E54]" office:value-type="float" office:value="0.0630601614681051" calcext:value-type="float">
            <text:p>0.06</text:p>
          </table:table-cell>
          <table:table-cell office:value-type="float" office:value="0.0931878847548097" calcext:value-type="float">
            <text:p>0.093</text:p>
          </table:table-cell>
          <table:table-cell office:value-type="float" office:value="0.999796" calcext:value-type="float">
            <text:p>0.999796</text:p>
          </table:table-cell>
          <table:table-cell office:value-type="float" office:value="0.0000142813999313793" calcext:value-type="float">
            <text:p>1.42813999313793E-05</text:p>
          </table:table-cell>
          <table:table-cell office:value-type="float" office:value="0.0003307341364311" calcext:value-type="float">
            <text:p>0.000330734136431</text:p>
          </table:table-cell>
          <table:table-cell office:value-type="float" office:value="0.000020999033768879" calcext:value-type="float">
            <text:p>2.0999033768879E-05</text:p>
          </table:table-cell>
          <table:table-cell office:value-type="float" office:value="1" calcext:value-type="float">
            <text:p>1</text:p>
          </table:table-cell>
          <table:table-cell office:value-type="float" office:value="473920.760576984" calcext:value-type="float">
            <text:p>473920.76057698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.9863" calcext:value-type="float">
            <text:p>1.9863</text:p>
          </table:table-cell>
          <table:table-cell office:value-type="float" office:value="0.000333" calcext:value-type="float">
            <text:p>0.000333</text:p>
          </table:table-cell>
          <table:table-cell table:formula="of:=[.K55]/[.E55]" office:value-type="float" office:value="0.857049693037237" calcext:value-type="float">
            <text:p>0.86</text:p>
          </table:table-cell>
          <table:table-cell table:formula="of:=[.L55]/[.E55]" office:value-type="float" office:value="0.0585804403677195" calcext:value-type="float">
            <text:p>0.06</text:p>
          </table:table-cell>
          <table:table-cell office:value-type="float" office:value="0.0945425559980367" calcext:value-type="float">
            <text:p>0.095</text:p>
          </table:table-cell>
          <table:table-cell office:value-type="float" office:value="0.999775" calcext:value-type="float">
            <text:p>0.999775</text:p>
          </table:table-cell>
          <table:table-cell office:value-type="float" office:value="0.0000149983124050675" calcext:value-type="float">
            <text:p>1.49983124050675E-05</text:p>
          </table:table-cell>
          <table:table-cell office:value-type="float" office:value="0.0002853975477814" calcext:value-type="float">
            <text:p>0.000285397547781</text:p>
          </table:table-cell>
          <table:table-cell office:value-type="float" office:value="0.0000195072866424506" calcext:value-type="float">
            <text:p>1.95072866424506E-05</text:p>
          </table:table-cell>
          <table:table-cell office:value-type="float" office:value="1" calcext:value-type="float">
            <text:p>1</text:p>
          </table:table-cell>
          <table:table-cell office:value-type="float" office:value="475261.444911247" calcext:value-type="float">
            <text:p>475261.4449112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.9484" calcext:value-type="float">
            <text:p>1.9484</text:p>
          </table:table-cell>
          <table:table-cell office:value-type="float" office:value="0.000333" calcext:value-type="float">
            <text:p>0.000333</text:p>
          </table:table-cell>
          <table:table-cell table:formula="of:=[.K56]/[.E56]" office:value-type="float" office:value="0.84902969217027" calcext:value-type="float">
            <text:p>0.85</text:p>
          </table:table-cell>
          <table:table-cell table:formula="of:=[.L56]/[.E56]" office:value-type="float" office:value="0.058305415988985" calcext:value-type="float">
            <text:p>0.06</text:p>
          </table:table-cell>
          <table:table-cell office:value-type="float" office:value="0.0928250873540689" calcext:value-type="float">
            <text:p>0.093</text:p>
          </table:table-cell>
          <table:table-cell office:value-type="float" office:value="0.999787" calcext:value-type="float">
            <text:p>0.999787</text:p>
          </table:table-cell>
          <table:table-cell office:value-type="float" office:value="0.0000145929651202215" calcext:value-type="float">
            <text:p>1.45929651202215E-05</text:p>
          </table:table-cell>
          <table:table-cell office:value-type="float" office:value="0.0002827268874927" calcext:value-type="float">
            <text:p>0.000282726887493</text:p>
          </table:table-cell>
          <table:table-cell office:value-type="float" office:value="0.000019415703524332" calcext:value-type="float">
            <text:p>1.9415703524332E-05</text:p>
          </table:table-cell>
          <table:table-cell office:value-type="float" office:value="1" calcext:value-type="float">
            <text:p>1</text:p>
          </table:table-cell>
          <table:table-cell office:value-type="float" office:value="476422.028143845" calcext:value-type="float">
            <text:p>476422.0281438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.02" calcext:value-type="float">
            <text:p>2.02</text:p>
          </table:table-cell>
          <table:table-cell office:value-type="float" office:value="0.000167" calcext:value-type="float">
            <text:p>0.000167</text:p>
          </table:table-cell>
          <table:table-cell table:formula="of:=[.K57]/[.E57]" office:value-type="float" office:value="0.958312869101796" calcext:value-type="float">
            <text:p>0.96</text:p>
          </table:table-cell>
          <table:table-cell table:formula="of:=[.L57]/[.E57]" office:value-type="float" office:value="0.0874763456185096" calcext:value-type="float">
            <text:p>0.09</text:p>
          </table:table-cell>
          <table:table-cell office:value-type="float" office:value="0.0960669671141358" calcext:value-type="float">
            <text:p>0.096</text:p>
          </table:table-cell>
          <table:table-cell office:value-type="float" office:value="0.999761" calcext:value-type="float">
            <text:p>0.999761</text:p>
          </table:table-cell>
          <table:table-cell office:value-type="float" office:value="0.0000154577772981758" calcext:value-type="float">
            <text:p>1.54577772981758E-05</text:p>
          </table:table-cell>
          <table:table-cell office:value-type="float" office:value="0.00016003824914" calcext:value-type="float">
            <text:p>0.00016003824914</text:p>
          </table:table-cell>
          <table:table-cell office:value-type="float" office:value="0.0000146085497182911" calcext:value-type="float">
            <text:p>1.46085497182911E-05</text:p>
          </table:table-cell>
          <table:table-cell office:value-type="float" office:value="1" calcext:value-type="float">
            <text:p>1</text:p>
          </table:table-cell>
          <table:table-cell office:value-type="float" office:value="512038.597804995" calcext:value-type="float">
            <text:p>512038.59780499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.1978" calcext:value-type="float">
            <text:p>2.1978</text:p>
          </table:table-cell>
          <table:table-cell office:value-type="float" office:value="0.000333" calcext:value-type="float">
            <text:p>0.000333</text:p>
          </table:table-cell>
          <table:table-cell table:formula="of:=[.K58]/[.E58]" office:value-type="float" office:value="1.02135296073453" calcext:value-type="float">
            <text:p>1.02</text:p>
          </table:table-cell>
          <table:table-cell table:formula="of:=[.L58]/[.E58]" office:value-type="float" office:value="0.0639514453573958" calcext:value-type="float">
            <text:p>0.06</text:p>
          </table:table-cell>
          <table:table-cell office:value-type="float" office:value="0.104067317528594" calcext:value-type="float">
            <text:p>0.104</text:p>
          </table:table-cell>
          <table:table-cell office:value-type="float" office:value="0.999675" calcext:value-type="float">
            <text:p>0.999675</text:p>
          </table:table-cell>
          <table:table-cell office:value-type="float" office:value="0.0000180248266288472" calcext:value-type="float">
            <text:p>1.80248266288472E-05</text:p>
          </table:table-cell>
          <table:table-cell office:value-type="float" office:value="0.0003401105359246" calcext:value-type="float">
            <text:p>0.000340110535925</text:p>
          </table:table-cell>
          <table:table-cell office:value-type="float" office:value="0.0000212958313040128" calcext:value-type="float">
            <text:p>2.12958313040128E-05</text:p>
          </table:table-cell>
          <table:table-cell office:value-type="float" office:value="1" calcext:value-type="float">
            <text:p>1</text:p>
          </table:table-cell>
          <table:table-cell office:value-type="float" office:value="512357.597469004" calcext:value-type="float">
            <text:p>512357.5974690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.3012" calcext:value-type="float">
            <text:p>2.3012</text:p>
          </table:table-cell>
          <table:table-cell office:value-type="float" office:value="0.000333" calcext:value-type="float">
            <text:p>0.000333</text:p>
          </table:table-cell>
          <table:table-cell table:formula="of:=[.K59]/[.E59]" office:value-type="float" office:value="1.00541521441381" calcext:value-type="float">
            <text:p>1.01</text:p>
          </table:table-cell>
          <table:table-cell table:formula="of:=[.L59]/[.E59]" office:value-type="float" office:value="0.0634532774752973" calcext:value-type="float">
            <text:p>0.06</text:p>
          </table:table-cell>
          <table:table-cell office:value-type="float" office:value="0.108687336457376" calcext:value-type="float">
            <text:p>0.109</text:p>
          </table:table-cell>
          <table:table-cell office:value-type="float" office:value="0.999592" calcext:value-type="float">
            <text:p>0.999592</text:p>
          </table:table-cell>
          <table:table-cell office:value-type="float" office:value="0.0000201948888583225" calcext:value-type="float">
            <text:p>2.01948888583225E-05</text:p>
          </table:table-cell>
          <table:table-cell office:value-type="float" office:value="0.0003348032663998" calcext:value-type="float">
            <text:p>0.0003348032664</text:p>
          </table:table-cell>
          <table:table-cell office:value-type="float" office:value="0.000021129941399274" calcext:value-type="float">
            <text:p>2.1129941399274E-05</text:p>
          </table:table-cell>
          <table:table-cell office:value-type="float" office:value="1" calcext:value-type="float">
            <text:p>1</text:p>
          </table:table-cell>
          <table:table-cell office:value-type="float" office:value="513828.503399433" calcext:value-type="float">
            <text:p>513828.5033994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.6386" calcext:value-type="float">
            <text:p>2.6386</text:p>
          </table:table-cell>
          <table:table-cell office:value-type="float" office:value="0.000333" calcext:value-type="float">
            <text:p>0.000333</text:p>
          </table:table-cell>
          <table:table-cell table:formula="of:=[.K60]/[.E60]" office:value-type="float" office:value="1.08590711676997" calcext:value-type="float">
            <text:p>1.09</text:p>
          </table:table-cell>
          <table:table-cell table:formula="of:=[.L60]/[.E60]" office:value-type="float" office:value="0.0659552141047225" calcext:value-type="float">
            <text:p>0.07</text:p>
          </table:table-cell>
          <table:table-cell office:value-type="float" office:value="0.123597658903886" calcext:value-type="float">
            <text:p>0.124</text:p>
          </table:table-cell>
          <table:table-cell office:value-type="float" office:value="0.999243" calcext:value-type="float">
            <text:p>0.999243</text:p>
          </table:table-cell>
          <table:table-cell office:value-type="float" office:value="0.0000275032171027318" calcext:value-type="float">
            <text:p>2.75032171027318E-05</text:p>
          </table:table-cell>
          <table:table-cell office:value-type="float" office:value="0.0003616070698844" calcext:value-type="float">
            <text:p>0.000361607069884</text:p>
          </table:table-cell>
          <table:table-cell office:value-type="float" office:value="0.0000219630862968726" calcext:value-type="float">
            <text:p>2.19630862968726E-05</text:p>
          </table:table-cell>
          <table:table-cell office:value-type="float" office:value="1" calcext:value-type="float">
            <text:p>1</text:p>
          </table:table-cell>
          <table:table-cell office:value-type="float" office:value="517256.965983539" calcext:value-type="float">
            <text:p>517256.96598353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.1406" calcext:value-type="float">
            <text:p>2.1406</text:p>
          </table:table-cell>
          <table:table-cell office:value-type="float" office:value="0.000333" calcext:value-type="float">
            <text:p>0.000333</text:p>
          </table:table-cell>
          <table:table-cell table:formula="of:=[.K61]/[.E61]" office:value-type="float" office:value="1.00927747681712" calcext:value-type="float">
            <text:p>1.01</text:p>
          </table:table-cell>
          <table:table-cell table:formula="of:=[.L61]/[.E61]" office:value-type="float" office:value="0.063570491412818" calcext:value-type="float">
            <text:p>0.06</text:p>
          </table:table-cell>
          <table:table-cell office:value-type="float" office:value="0.101501282375552" calcext:value-type="float">
            <text:p>0.102</text:p>
          </table:table-cell>
          <table:table-cell office:value-type="float" office:value="0.999734" calcext:value-type="float">
            <text:p>0.999734</text:p>
          </table:table-cell>
          <table:table-cell office:value-type="float" office:value="0.0000163073371216762" calcext:value-type="float">
            <text:p>1.63073371216762E-05</text:p>
          </table:table-cell>
          <table:table-cell office:value-type="float" office:value="0.0003360893997801" calcext:value-type="float">
            <text:p>0.00033608939978</text:p>
          </table:table-cell>
          <table:table-cell office:value-type="float" office:value="0.0000211689736404684" calcext:value-type="float">
            <text:p>2.11689736404684E-05</text:p>
          </table:table-cell>
          <table:table-cell office:value-type="float" office:value="1" calcext:value-type="float">
            <text:p>1</text:p>
          </table:table-cell>
          <table:table-cell office:value-type="float" office:value="517834.85924265" calcext:value-type="float">
            <text:p>517834.8592426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.728" calcext:value-type="float">
            <text:p>1.728</text:p>
          </table:table-cell>
          <table:table-cell office:value-type="float" office:value="0.000167" calcext:value-type="float">
            <text:p>0.000167</text:p>
          </table:table-cell>
          <table:table-cell table:formula="of:=[.K62]/[.E62]" office:value-type="float" office:value="1.02202762975329" calcext:value-type="float">
            <text:p>1.02</text:p>
          </table:table-cell>
          <table:table-cell table:formula="of:=[.L62]/[.E62]" office:value-type="float" office:value="0.0903295513941599" calcext:value-type="float">
            <text:p>0.09</text:p>
          </table:table-cell>
          <table:table-cell office:value-type="float" office:value="0.0827727330745853" calcext:value-type="float">
            <text:p>0.083</text:p>
          </table:table-cell>
          <table:table-cell office:value-type="float" office:value="0.99993" calcext:value-type="float">
            <text:p>0.99993</text:p>
          </table:table-cell>
          <table:table-cell office:value-type="float" office:value="0.00000836630742920675" calcext:value-type="float">
            <text:p>8.36630742920675E-06</text:p>
          </table:table-cell>
          <table:table-cell office:value-type="float" office:value="0.0001706786141688" calcext:value-type="float">
            <text:p>0.000170678614169</text:p>
          </table:table-cell>
          <table:table-cell office:value-type="float" office:value="0.0000150850350828247" calcext:value-type="float">
            <text:p>1.50850350828247E-05</text:p>
          </table:table-cell>
          <table:table-cell office:value-type="float" office:value="1" calcext:value-type="float">
            <text:p>1</text:p>
          </table:table-cell>
          <table:table-cell office:value-type="float" office:value="502902.148837583" calcext:value-type="float">
            <text:p>502902.14883758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.6092" calcext:value-type="float">
            <text:p>1.6092</text:p>
          </table:table-cell>
          <table:table-cell office:value-type="float" office:value="0.000167" calcext:value-type="float">
            <text:p>0.000167</text:p>
          </table:table-cell>
          <table:table-cell table:formula="of:=[.K63]/[.E63]" office:value-type="float" office:value="0.958134613464072" calcext:value-type="float">
            <text:p>0.96</text:p>
          </table:table-cell>
          <table:table-cell table:formula="of:=[.L63]/[.E63]" office:value-type="float" office:value="0.087460075132294" calcext:value-type="float">
            <text:p>0.09</text:p>
          </table:table-cell>
          <table:table-cell office:value-type="float" office:value="0.0773081894819662" calcext:value-type="float">
            <text:p>0.077</text:p>
          </table:table-cell>
          <table:table-cell office:value-type="float" office:value="0.999947" calcext:value-type="float">
            <text:p>0.999947</text:p>
          </table:table-cell>
          <table:table-cell office:value-type="float" office:value="0.00000727991696381215" calcext:value-type="float">
            <text:p>7.27991696381215E-06</text:p>
          </table:table-cell>
          <table:table-cell office:value-type="float" office:value="0.0001600084804485" calcext:value-type="float">
            <text:p>0.000160008480449</text:p>
          </table:table-cell>
          <table:table-cell office:value-type="float" office:value="0.0000146058325470931" calcext:value-type="float">
            <text:p>1.46058325470931E-05</text:p>
          </table:table-cell>
          <table:table-cell office:value-type="float" office:value="1" calcext:value-type="float">
            <text:p>1</text:p>
          </table:table-cell>
          <table:table-cell office:value-type="float" office:value="503802.204970158" calcext:value-type="float">
            <text:p>503802.20497015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.6989" calcext:value-type="float">
            <text:p>1.6989</text:p>
          </table:table-cell>
          <table:table-cell office:value-type="float" office:value="0.000167" calcext:value-type="float">
            <text:p>0.000167</text:p>
          </table:table-cell>
          <table:table-cell table:formula="of:=[.K64]/[.E64]" office:value-type="float" office:value="0.966121000922156" calcext:value-type="float">
            <text:p>0.97</text:p>
          </table:table-cell>
          <table:table-cell table:formula="of:=[.L64]/[.E64]" office:value-type="float" office:value="0.0878238677838713" calcext:value-type="float">
            <text:p>0.09</text:p>
          </table:table-cell>
          <table:table-cell office:value-type="float" office:value="0.0814371960336253" calcext:value-type="float">
            <text:p>0.081</text:p>
          </table:table-cell>
          <table:table-cell office:value-type="float" office:value="0.999945" calcext:value-type="float">
            <text:p>0.999945</text:p>
          </table:table-cell>
          <table:table-cell office:value-type="float" office:value="0.00000741599453883294" calcext:value-type="float">
            <text:p>7.41599453883294E-06</text:p>
          </table:table-cell>
          <table:table-cell office:value-type="float" office:value="0.000161342207154" calcext:value-type="float">
            <text:p>0.000161342207154</text:p>
          </table:table-cell>
          <table:table-cell office:value-type="float" office:value="0.0000146665859199065" calcext:value-type="float">
            <text:p>1.46665859199065E-05</text:p>
          </table:table-cell>
          <table:table-cell office:value-type="float" office:value="1" calcext:value-type="float">
            <text:p>1</text:p>
          </table:table-cell>
          <table:table-cell office:value-type="float" office:value="506158.151680205" calcext:value-type="float">
            <text:p>506158.1516802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.5583" calcext:value-type="float">
            <text:p>1.5583</text:p>
          </table:table-cell>
          <table:table-cell office:value-type="float" office:value="0.000167" calcext:value-type="float">
            <text:p>0.000167</text:p>
          </table:table-cell>
          <table:table-cell table:formula="of:=[.K65]/[.E65]" office:value-type="float" office:value="1.05393437294132" calcext:value-type="float">
            <text:p>1.05</text:p>
          </table:table-cell>
          <table:table-cell table:formula="of:=[.L65]/[.E65]" office:value-type="float" office:value="0.0917271577525557" calcext:value-type="float">
            <text:p>0.09</text:p>
          </table:table-cell>
          <table:table-cell office:value-type="float" office:value="0.0749569481386758" calcext:value-type="float">
            <text:p>0.075</text:p>
          </table:table-cell>
          <table:table-cell office:value-type="float" office:value="0.99996" calcext:value-type="float">
            <text:p>0.99996</text:p>
          </table:table-cell>
          <table:table-cell office:value-type="float" office:value="0.00000632442882796541" calcext:value-type="float">
            <text:p>6.32442882796541E-06</text:p>
          </table:table-cell>
          <table:table-cell office:value-type="float" office:value="0.0001760070402812" calcext:value-type="float">
            <text:p>0.000176007040281</text:p>
          </table:table-cell>
          <table:table-cell office:value-type="float" office:value="0.0000153184353446768" calcext:value-type="float">
            <text:p>1.53184353446768E-05</text:p>
          </table:table-cell>
          <table:table-cell office:value-type="float" office:value="1" calcext:value-type="float">
            <text:p>1</text:p>
          </table:table-cell>
          <table:table-cell office:value-type="float" office:value="506629.270488795" calcext:value-type="float">
            <text:p>506629.27048879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.557" calcext:value-type="float">
            <text:p>1.557</text:p>
          </table:table-cell>
          <table:table-cell office:value-type="float" office:value="0.000167" calcext:value-type="float">
            <text:p>0.000167</text:p>
          </table:table-cell>
          <table:table-cell table:formula="of:=[.K66]/[.E66]" office:value-type="float" office:value="1.01402174294671" calcext:value-type="float">
            <text:p>1.01</text:p>
          </table:table-cell>
          <table:table-cell table:formula="of:=[.L66]/[.E66]" office:value-type="float" office:value="0.0899741652461677" calcext:value-type="float">
            <text:p>0.09</text:p>
          </table:table-cell>
          <table:table-cell office:value-type="float" office:value="0.074896818386109" calcext:value-type="float">
            <text:p>0.075</text:p>
          </table:table-cell>
          <table:table-cell office:value-type="float" office:value="0.999951" calcext:value-type="float">
            <text:p>0.999951</text:p>
          </table:table-cell>
          <table:table-cell office:value-type="float" office:value="0.00000699982849789908" calcext:value-type="float">
            <text:p>6.99982849789908E-06</text:p>
          </table:table-cell>
          <table:table-cell office:value-type="float" office:value="0.0001693416310721" calcext:value-type="float">
            <text:p>0.000169341631072</text:p>
          </table:table-cell>
          <table:table-cell office:value-type="float" office:value="0.00001502568559611" calcext:value-type="float">
            <text:p>1.502568559611E-05</text:p>
          </table:table-cell>
          <table:table-cell office:value-type="float" office:value="1" calcext:value-type="float">
            <text:p>1</text:p>
          </table:table-cell>
          <table:table-cell office:value-type="float" office:value="507066.647362002" calcext:value-type="float">
            <text:p>507066.64736200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.6014" calcext:value-type="float">
            <text:p>1.6014</text:p>
          </table:table-cell>
          <table:table-cell office:value-type="float" office:value="0.000167" calcext:value-type="float">
            <text:p>0.000167</text:p>
          </table:table-cell>
          <table:table-cell table:formula="of:=[.K67]/[.E67]" office:value-type="float" office:value="0.926191235576647" calcext:value-type="float">
            <text:p>0.93</text:p>
          </table:table-cell>
          <table:table-cell table:formula="of:=[.L67]/[.E67]" office:value-type="float" office:value="0.0859897092821779" calcext:value-type="float">
            <text:p>0.09</text:p>
          </table:table-cell>
          <table:table-cell office:value-type="float" office:value="0.0769482694960289" calcext:value-type="float">
            <text:p>0.077</text:p>
          </table:table-cell>
          <table:table-cell office:value-type="float" office:value="0.999953" calcext:value-type="float">
            <text:p>0.999953</text:p>
          </table:table-cell>
          <table:table-cell office:value-type="float" office:value="0.00000685549349062488" calcext:value-type="float">
            <text:p>6.85549349062488E-06</text:p>
          </table:table-cell>
          <table:table-cell office:value-type="float" office:value="0.0001546739363413" calcext:value-type="float">
            <text:p>0.000154673936341</text:p>
          </table:table-cell>
          <table:table-cell office:value-type="float" office:value="0.0000143602814501237" calcext:value-type="float">
            <text:p>1.43602814501237E-05</text:p>
          </table:table-cell>
          <table:table-cell office:value-type="float" office:value="1" calcext:value-type="float">
            <text:p>1</text:p>
          </table:table-cell>
          <table:table-cell office:value-type="float" office:value="507259.763868111" calcext:value-type="float">
            <text:p>507259.76386811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.5635" calcext:value-type="float">
            <text:p>1.5635</text:p>
          </table:table-cell>
          <table:table-cell office:value-type="float" office:value="0.000167" calcext:value-type="float">
            <text:p>0.000167</text:p>
          </table:table-cell>
          <table:table-cell table:formula="of:=[.K68]/[.E68]" office:value-type="float" office:value="1.13377561840299" calcext:value-type="float">
            <text:p>1.13</text:p>
          </table:table-cell>
          <table:table-cell table:formula="of:=[.L68]/[.E68]" office:value-type="float" office:value="0.0951375806011269" calcext:value-type="float">
            <text:p>0.10</text:p>
          </table:table-cell>
          <table:table-cell office:value-type="float" office:value="0.0751974280684142" calcext:value-type="float">
            <text:p>0.075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00000616429687799023" calcext:value-type="float">
            <text:p>6.16429687799023E-06</text:p>
          </table:table-cell>
          <table:table-cell office:value-type="float" office:value="0.0001893405282733" calcext:value-type="float">
            <text:p>0.000189340528273</text:p>
          </table:table-cell>
          <table:table-cell office:value-type="float" office:value="0.0000158879759603882" calcext:value-type="float">
            <text:p>1.58879759603882E-05</text:p>
          </table:table-cell>
          <table:table-cell office:value-type="float" office:value="1" calcext:value-type="float">
            <text:p>1</text:p>
          </table:table-cell>
          <table:table-cell office:value-type="float" office:value="508636.345085028" calcext:value-type="float">
            <text:p>508636.34508502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.5889" calcext:value-type="float">
            <text:p>1.5889</text:p>
          </table:table-cell>
          <table:table-cell office:value-type="float" office:value="0.000167" calcext:value-type="float">
            <text:p>0.000167</text:p>
          </table:table-cell>
          <table:table-cell table:formula="of:=[.K69]/[.E69]" office:value-type="float" office:value="1.02999058929341" calcext:value-type="float">
            <text:p>1.03</text:p>
          </table:table-cell>
          <table:table-cell table:formula="of:=[.L69]/[.E69]" office:value-type="float" office:value="0.0906797650881006" calcext:value-type="float">
            <text:p>0.09</text:p>
          </table:table-cell>
          <table:table-cell office:value-type="float" office:value="0.076371181843358" calcext:value-type="float">
            <text:p>0.076</text:p>
          </table:table-cell>
          <table:table-cell office:value-type="float" office:value="0.999951" calcext:value-type="float">
            <text:p>0.999951</text:p>
          </table:table-cell>
          <table:table-cell office:value-type="float" office:value="0.00000699982849789908" calcext:value-type="float">
            <text:p>6.99982849789908E-06</text:p>
          </table:table-cell>
          <table:table-cell office:value-type="float" office:value="0.000172008428412" calcext:value-type="float">
            <text:p>0.000172008428412</text:p>
          </table:table-cell>
          <table:table-cell office:value-type="float" office:value="0.0000151435207697128" calcext:value-type="float">
            <text:p>1.51435207697128E-05</text:p>
          </table:table-cell>
          <table:table-cell office:value-type="float" office:value="1" calcext:value-type="float">
            <text:p>1</text:p>
          </table:table-cell>
          <table:table-cell office:value-type="float" office:value="509838.96665305" calcext:value-type="float">
            <text:p>509838.9666530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.5489" calcext:value-type="float">
            <text:p>1.5489</text:p>
          </table:table-cell>
          <table:table-cell office:value-type="float" office:value="0.000167" calcext:value-type="float">
            <text:p>0.000167</text:p>
          </table:table-cell>
          <table:table-cell table:formula="of:=[.K70]/[.E70]" office:value-type="float" office:value="1.02199083550778" calcext:value-type="float">
            <text:p>1.02</text:p>
          </table:table-cell>
          <table:table-cell table:formula="of:=[.L70]/[.E70]" office:value-type="float" office:value="0.0903262996279024" calcext:value-type="float">
            <text:p>0.09</text:p>
          </table:table-cell>
          <table:table-cell office:value-type="float" office:value="0.0745220757172873" calcext:value-type="float">
            <text:p>0.075</text:p>
          </table:table-cell>
          <table:table-cell office:value-type="float" office:value="0.999966" calcext:value-type="float">
            <text:p>0.999966</text:p>
          </table:table-cell>
          <table:table-cell office:value-type="float" office:value="0.0000058308527678205" calcext:value-type="float">
            <text:p>5.8308527678205E-06</text:p>
          </table:table-cell>
          <table:table-cell office:value-type="float" office:value="0.0001706724695298" calcext:value-type="float">
            <text:p>0.00017067246953</text:p>
          </table:table-cell>
          <table:table-cell office:value-type="float" office:value="0.0000150844920378597" calcext:value-type="float">
            <text:p>1.50844920378597E-05</text:p>
          </table:table-cell>
          <table:table-cell office:value-type="float" office:value="1" calcext:value-type="float">
            <text:p>1</text:p>
          </table:table-cell>
          <table:table-cell office:value-type="float" office:value="510438.535906137" calcext:value-type="float">
            <text:p>510438.5359061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.5429" calcext:value-type="float">
            <text:p>1.5429</text:p>
          </table:table-cell>
          <table:table-cell office:value-type="float" office:value="0.000167" calcext:value-type="float">
            <text:p>0.000167</text:p>
          </table:table-cell>
          <table:table-cell table:formula="of:=[.K71]/[.E71]" office:value-type="float" office:value="1.0539322649982" calcext:value-type="float">
            <text:p>1.05</text:p>
          </table:table-cell>
          <table:table-cell table:formula="of:=[.L71]/[.E71]" office:value-type="float" office:value="0.0917269743033791" calcext:value-type="float">
            <text:p>0.09</text:p>
          </table:table-cell>
          <table:table-cell office:value-type="float" office:value="0.0742443906893308" calcext:value-type="float">
            <text:p>0.074</text:p>
          </table:table-cell>
          <table:table-cell office:value-type="float" office:value="0.999962" calcext:value-type="float">
            <text:p>0.999962</text:p>
          </table:table-cell>
          <table:table-cell office:value-type="float" office:value="0.00000616429687799023" calcext:value-type="float">
            <text:p>6.16429687799023E-06</text:p>
          </table:table-cell>
          <table:table-cell office:value-type="float" office:value="0.0001760066882547" calcext:value-type="float">
            <text:p>0.000176006688255</text:p>
          </table:table-cell>
          <table:table-cell office:value-type="float" office:value="0.0000153184047086643" calcext:value-type="float">
            <text:p>1.53184047086643E-05</text:p>
          </table:table-cell>
          <table:table-cell office:value-type="float" office:value="1" calcext:value-type="float">
            <text:p>1</text:p>
          </table:table-cell>
          <table:table-cell office:value-type="float" office:value="510987.789505132" calcext:value-type="float">
            <text:p>510987.7895051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.4286" calcext:value-type="float">
            <text:p>1.4286</text:p>
          </table:table-cell>
          <table:table-cell office:value-type="float" office:value="0.0001" calcext:value-type="float">
            <text:p>0.0001</text:p>
          </table:table-cell>
          <table:table-cell table:formula="of:=[.K72]/[.E72]" office:value-type="float" office:value="1.106686587015" calcext:value-type="float">
            <text:p>1.11</text:p>
          </table:table-cell>
          <table:table-cell table:formula="of:=[.L72]/[.E72]" office:value-type="float" office:value="0.121469592872663" calcext:value-type="float">
            <text:p>0.12</text:p>
          </table:table-cell>
          <table:table-cell office:value-type="float" office:value="0.0689385503847124" calcext:value-type="float">
            <text:p>0.069</text:p>
          </table:table-cell>
          <table:table-cell office:value-type="float" office:value="0.999982" calcext:value-type="float">
            <text:p>0.999982</text:p>
          </table:table-cell>
          <table:table-cell office:value-type="float" office:value="0.00000424260250318127" calcext:value-type="float">
            <text:p>4.24260250318127E-06</text:p>
          </table:table-cell>
          <table:table-cell office:value-type="float" office:value="0.0001106686587015" calcext:value-type="float">
            <text:p>0.000110668658702</text:p>
          </table:table-cell>
          <table:table-cell office:value-type="float" office:value="0.0000121469592872663" calcext:value-type="float">
            <text:p>1.21469592872663E-05</text:p>
          </table:table-cell>
          <table:table-cell office:value-type="float" office:value="1" calcext:value-type="float">
            <text:p>1</text:p>
          </table:table-cell>
          <table:table-cell office:value-type="float" office:value="514796.436563042" calcext:value-type="float">
            <text:p>514796.43656304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.371" calcext:value-type="float">
            <text:p>1.371</text:p>
          </table:table-cell>
          <table:table-cell office:value-type="float" office:value="0.0001" calcext:value-type="float">
            <text:p>0.0001</text:p>
          </table:table-cell>
          <table:table-cell table:formula="of:=[.K73]/[.E73]" office:value-type="float" office:value="1.1600220404" calcext:value-type="float">
            <text:p>1.16</text:p>
          </table:table-cell>
          <table:table-cell table:formula="of:=[.L73]/[.E73]" office:value-type="float" office:value="0.124362006818999" calcext:value-type="float">
            <text:p>0.12</text:p>
          </table:table-cell>
          <table:table-cell office:value-type="float" office:value="0.06625322840226" calcext:value-type="float">
            <text:p>0.066</text:p>
          </table:table-cell>
          <table:table-cell office:value-type="float" office:value="0.999981" calcext:value-type="float">
            <text:p>0.999981</text:p>
          </table:table-cell>
          <table:table-cell office:value-type="float" office:value="0.00000435885753380402" calcext:value-type="float">
            <text:p>4.35885753380402E-06</text:p>
          </table:table-cell>
          <table:table-cell office:value-type="float" office:value="0.00011600220404" calcext:value-type="float">
            <text:p>0.00011600220404</text:p>
          </table:table-cell>
          <table:table-cell office:value-type="float" office:value="0.0000124362006818999" calcext:value-type="float">
            <text:p>1.24362006818999E-05</text:p>
          </table:table-cell>
          <table:table-cell office:value-type="float" office:value="1" calcext:value-type="float">
            <text:p>1</text:p>
          </table:table-cell>
          <table:table-cell office:value-type="float" office:value="515299.397051685" calcext:value-type="float">
            <text:p>515299.39705168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.4094" calcext:value-type="float">
            <text:p>1.4094</text:p>
          </table:table-cell>
          <table:table-cell office:value-type="float" office:value="0.0001" calcext:value-type="float">
            <text:p>0.0001</text:p>
          </table:table-cell>
          <table:table-cell table:formula="of:=[.K74]/[.E74]" office:value-type="float" office:value="0.840023520649602" calcext:value-type="float">
            <text:p>0.84</text:p>
          </table:table-cell>
          <table:table-cell table:formula="of:=[.L74]/[.E74]" office:value-type="float" office:value="0.10582968188117" calcext:value-type="float">
            <text:p>0.11</text:p>
          </table:table-cell>
          <table:table-cell office:value-type="float" office:value="0.0680443022226422" calcext:value-type="float">
            <text:p>0.068</text:p>
          </table:table-cell>
          <table:table-cell office:value-type="float" office:value="0.999972" calcext:value-type="float">
            <text:p>0.999972</text:p>
          </table:table-cell>
          <table:table-cell office:value-type="float" office:value="0.00000529142854057389" calcext:value-type="float">
            <text:p>5.29142854057389E-06</text:p>
          </table:table-cell>
          <table:table-cell office:value-type="float" office:value="0.0000840023520649602" calcext:value-type="float">
            <text:p>8.40023520649602E-05</text:p>
          </table:table-cell>
          <table:table-cell office:value-type="float" office:value="0.000010582968188117" calcext:value-type="float">
            <text:p>1.0582968188117E-05</text:p>
          </table:table-cell>
          <table:table-cell office:value-type="float" office:value="1" calcext:value-type="float">
            <text:p>1</text:p>
          </table:table-cell>
          <table:table-cell office:value-type="float" office:value="516251.855756795" calcext:value-type="float">
            <text:p>516251.85575679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.3892" calcext:value-type="float">
            <text:p>1.3892</text:p>
          </table:table-cell>
          <table:table-cell office:value-type="float" office:value="0.0001" calcext:value-type="float">
            <text:p>0.0001</text:p>
          </table:table-cell>
          <table:table-cell table:formula="of:=[.K75]/[.E75]" office:value-type="float" office:value="1.280032000789" calcext:value-type="float">
            <text:p>1.28</text:p>
          </table:table-cell>
          <table:table-cell table:formula="of:=[.L75]/[.E75]" office:value-type="float" office:value="0.130636447858609" calcext:value-type="float">
            <text:p>0.13</text:p>
          </table:table-cell>
          <table:table-cell office:value-type="float" office:value="0.0671025514638106" calcext:value-type="float">
            <text:p>0.067</text:p>
          </table:table-cell>
          <table:table-cell office:value-type="float" office:value="0.999975" calcext:value-type="float">
            <text:p>0.999975</text:p>
          </table:table-cell>
          <table:table-cell office:value-type="float" office:value="0.00000499993749960938" calcext:value-type="float">
            <text:p>4.99993749960938E-06</text:p>
          </table:table-cell>
          <table:table-cell office:value-type="float" office:value="0.0001280032000789" calcext:value-type="float">
            <text:p>0.000128003200079</text:p>
          </table:table-cell>
          <table:table-cell office:value-type="float" office:value="0.0000130636447858609" calcext:value-type="float">
            <text:p>1.30636447858609E-05</text:p>
          </table:table-cell>
          <table:table-cell office:value-type="float" office:value="1" calcext:value-type="float">
            <text:p>1</text:p>
          </table:table-cell>
          <table:table-cell office:value-type="float" office:value="518626.933532789" calcext:value-type="float">
            <text:p>518626.933532789</text:p>
          </table:table-cell>
          <table:table-cell/>
        </table:table-row>
        <table:table-row table:style-name="ro1" table:number-rows-repeated="104850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9">00/00/0000</text:date>, <text:time style:data-style-name="N2" text:time-value="15:46:14.4800555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09T16:06:29.383415458</dc:date>
    <meta:editing-duration>PT18M6S</meta:editing-duration>
    <meta:editing-cycles>3</meta:editing-cycles>
    <meta:generator>LibreOffice/6.4.7.2$Linux_X86_64 LibreOffice_project/40$Build-2</meta:generator>
    <meta:document-statistic meta:table-count="1" meta:cell-count="1050" meta:object-count="0"/>
  </office:meta>
</office:document-meta>
</file>